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68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14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order-bottom="none" fo:background-color="#b2b2b2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b2b2b2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fo:background-color="#b2b2b2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00b05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text-underline-style="none" style:text-underline-color="font-color" style:font-weight-asian="bold" fo:font-style="normal" style:text-line-through-type="none" style:text-position="0%" fo:text-shadow="none" style:font-name="Arial" style:font-style-asian="normal" style:font-weight-complex="bold" fo:font-weight="bold" fo:font-size="10pt" style:font-style-complex="normal" style:text-outline="false" style:font-size-asian="10pt" style:font-size-complex="10pt"/>
    </style:style>
    <style:style style:name="T2" style:family="text">
      <style:text-properties style:text-underline-style="none" style:text-underline-color="font-color" fo:font-style="normal" style:text-line-through-type="none" style:text-position="0%" fo:text-shadow="none" style:font-name="Arial" style:font-style-asian="normal" fo:font-size="10pt" style:font-style-complex="normal" style:text-outline="false" style:font-size-asian="10pt" style:font-size-complex="10pt" fo:font-weight="normal" style:font-weight-complex="normal" style:font-weight-asian="normal"/>
    </style:style>
    <style:style style:name="T3" style:family="text">
      <style:text-properties style:text-underline-style="none" style:text-underline-color="font-color" fo:font-style="normal" style:text-line-through-type="none" style:text-position="0%" fo:text-shadow="none" style:font-name="Arial" style:font-style-asian="normal" fo:font-size="10pt" style:font-style-complex="normal" style:text-outline="false" style:font-size-asian="10pt" style:font-size-complex="10pt" fo:font-weight="bold" style:font-weight-complex="bold" style:font-weight-asian="bold"/>
    </style:style>
    <style:style style:name="T4" style:family="text">
      <style:text-properties style:text-underline-style="none" style:text-underline-color="font-color" fo:font-style="normal" style:text-line-through-type="none" style:text-position="0%" fo:text-shadow="none" style:font-name="Arial" style:font-style-asian="normal" fo:font-size="10pt" style:font-style-complex="normal" style:text-outline="false" style:font-size-asian="10pt" style:font-size-complex="10pt" fo:font-weight="normal" style:font-weight-asian="normal" style:font-weight-complex="normal"/>
    </style:style>
    <style:style style:name="T5" style:family="text">
      <style:text-properties style:text-underline-style="none" style:text-underline-color="font-color" fo:font-style="normal" style:text-line-through-type="none" style:text-position="0%" fo:text-shadow="none" style:font-name="Arial" style:font-style-asian="normal" fo:font-size="10pt" style:font-style-complex="normal" style:text-outline="false" style:font-size-asian="10pt" style:font-size-complex="10pt" style:font-weight-asian="bold" style:font-weight-complex="bold" fo:font-weight="bold"/>
    </style:style>
    <style:style style:name="T6" style:family="text">
      <style:text-properties style:text-underline-style="none" style:text-underline-color="font-color" fo:font-style="normal" style:text-line-through-type="none" style:text-position="0%" fo:text-shadow="none" style:font-name="Arial" style:font-style-asian="normal" fo:font-size="10pt" style:font-style-complex="normal" style:text-outline="false" style:font-size-asian="10pt" style:font-size-complex="10pt" fo:font-weight="bold" style:font-weight-asian="bold" style:font-weight-complex="bold"/>
    </style:style>
    <style:style style:name="T7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Droid Sans Fallback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29" table:default-cell-style-name="ce6"/>
        <table:table-column table:style-name="co5" table:number-columns-repeated="767" table:default-cell-style-name="Default"/>
        <table:table-row table:style-name="ro1">
          <table:table-cell table:style-name="ce1" table:number-columns-repeated="3"/>
          <table:table-cell table:style-name="ce11" office:value-type="string" calcext:value-type="string">
            <text:p>in die farbigen Zellen eingeben:<text:span text:style-name="T1">r</text:span><text:span text:style-name="T2">für richtig,</text:span><text:span text:style-name="T3">f</text:span><text:span text:style-name="T4">für falsch,</text:span><text:span text:style-name="T5">n</text:span><text:span text:style-name="T4">für nicht bearbeitet (</text:span><text:span text:style-name="T6">bitte das n nicht weglassen</text:span><text:span text:style-name="T4">)</text:span></text:p>
          </table:table-cell>
          <table:table-cell table:style-name="ce11" table:number-columns-repeated="10"/>
          <table:table-cell table:style-name="ce1" table:number-columns-repeated="13"/>
          <table:table-cell table:style-name="ce11" table:number-columns-repeated="997"/>
        </table:table-row>
        <table:table-row table:style-name="ro2">
          <table:table-cell table:style-name="ce1" table:number-columns-repeated="3"/>
          <table:table-cell table:style-name="ce12" office:value-type="string" calcext:value-type="string">
            <text:p>In der letzten Spalte stehen anschließend die Punkte für das jeweilige Kind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13" office:value-type="string" calcext:value-type="string">
            <text:p><text:span text:style-name="T7"><text:a xlink:href="https://mathe-jung-alt.de/mkv" xlink:type="simple">Gleich nach dem Ausfüllen und Speichern über die Minikänguru-Anwendung hochladen: https://mathe-jung-alt.de/mkv</text:a></text:span></text:p>
          </table:table-cell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achname</text:p>
          </table:table-cell>
          <table:table-cell table:style-name="ce8" office:value-type="string" calcext:value-type="string">
            <text:p>A-1</text:p>
          </table:table-cell>
          <table:table-cell table:style-name="ce8"/>
          <table:table-cell table:style-name="ce8" office:value-type="string" calcext:value-type="string">
            <text:p>A-2</text:p>
          </table:table-cell>
          <table:table-cell table:style-name="ce8"/>
          <table:table-cell table:style-name="ce8" office:value-type="string" calcext:value-type="string">
            <text:p>A-3</text:p>
          </table:table-cell>
          <table:table-cell table:style-name="ce8"/>
          <table:table-cell table:style-name="ce8" office:value-type="string" calcext:value-type="string">
            <text:p>A-4</text:p>
          </table:table-cell>
          <table:table-cell table:style-name="ce8"/>
          <table:table-cell table:style-name="ce8" office:value-type="string" calcext:value-type="string">
            <text:p>B-1</text:p>
          </table:table-cell>
          <table:table-cell table:style-name="ce8"/>
          <table:table-cell table:style-name="ce8" office:value-type="string" calcext:value-type="string">
            <text:p>B-2</text:p>
          </table:table-cell>
          <table:table-cell table:style-name="ce8"/>
          <table:table-cell table:style-name="ce8" office:value-type="string" calcext:value-type="string">
            <text:p>B-3</text:p>
          </table:table-cell>
          <table:table-cell table:style-name="ce8"/>
          <table:table-cell table:style-name="ce8" office:value-type="string" calcext:value-type="string">
            <text:p>B-4</text:p>
          </table:table-cell>
          <table:table-cell table:style-name="ce8"/>
          <table:table-cell table:style-name="ce8" office:value-type="string" calcext:value-type="string">
            <text:p>C-1</text:p>
          </table:table-cell>
          <table:table-cell table:style-name="ce8"/>
          <table:table-cell table:style-name="ce8" office:value-type="string" calcext:value-type="string">
            <text:p>C-2</text:p>
          </table:table-cell>
          <table:table-cell table:style-name="ce8"/>
          <table:table-cell table:style-name="ce8" office:value-type="string" calcext:value-type="string">
            <text:p>C-3</text:p>
          </table:table-cell>
          <table:table-cell table:style-name="ce8"/>
          <table:table-cell table:style-name="ce8" office:value-type="string" calcext:value-type="string">
            <text:p>C-4</text:p>
          </table:table-cell>
          <table:table-cell table:style-name="ce8"/>
          <table:table-cell table:style-name="ce8" office:value-type="string" calcext:value-type="string">
            <text:p>Punkte</text:p>
          </table:table-cell>
          <table:table-cell table:style-name="ce16" office:value-type="string" calcext:value-type="string">
            <text:p>Platzierung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a</text:p>
          </table:table-cell>
          <table:table-cell table:style-name="ce7" office:value-type="string" calcext:value-type="string">
            <text:p>Peters</text:p>
          </table:table-cell>
          <table:table-cell table:style-name="ce9" office:value-type="string" calcext:value-type="string">
            <text:p>f</text:p>
          </table:table-cell>
          <table:table-cell table:style-name="ce5" table:formula="of:=IF([.C6]=&quot;r&quot;;3;IF([.C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6]=&quot;r&quot;;3;IF([.E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6]=&quot;r&quot;;3;IF([.G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6]=&quot;r&quot;;3;IF([.I6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K6]=&quot;r&quot;;4;IF([.K6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M6]=&quot;r&quot;;4;IF([.M6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6]=&quot;r&quot;;4;IF([.O6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6]=&quot;r&quot;;4;IF([.Q6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S6]=&quot;r&quot;;5;IF([.S6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6]=&quot;r&quot;;5;IF([.U6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W6]=&quot;r&quot;;5;IF([.W6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6]=&quot;r&quot;;5;IF([.Y6]=&quot;f&quot;;-1.25;0))" office:value-type="float" office:value="5" calcext:value-type="float">
            <text:p>5</text:p>
          </table:table-cell>
          <table:table-cell table:style-name="ce5" table:formula="of:=12+SUM([.D6:.Z6])" office:value-type="float" office:value="43.75" calcext:value-type="float">
            <text:p>43,75</text:p>
          </table:table-cell>
          <table:table-cell table:style-name="ce17" office:value-type="string" calcext:value-type="string">
            <text:p>1.</text:p>
          </table:table-cell>
          <table:table-cell table:style-name="ce20" table:number-columns-repeated="996"/>
        </table:table-row>
        <table:table-row table:style-name="ro1">
          <table:table-cell table:style-name="ce3" office:value-type="string" calcext:value-type="string">
            <text:p>Karl</text:p>
          </table:table-cell>
          <table:table-cell table:style-name="ce7" office:value-type="string" calcext:value-type="string">
            <text:p>Weber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7]=&quot;r&quot;;3;IF([.C7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7]=&quot;r&quot;;3;IF([.E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7]=&quot;r&quot;;3;IF([.G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7]=&quot;r&quot;;3;IF([.I7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7]=&quot;r&quot;;4;IF([.K7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7]=&quot;r&quot;;4;IF([.M7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7]=&quot;r&quot;;4;IF([.O7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7]=&quot;r&quot;;4;IF([.Q7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7]=&quot;r&quot;;5;IF([.S7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7]=&quot;r&quot;;5;IF([.U7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W7]=&quot;r&quot;;5;IF([.W7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7]=&quot;r&quot;;5;IF([.Y7]=&quot;f&quot;;-1.25;0))" office:value-type="float" office:value="-1.25" calcext:value-type="float">
            <text:p>-1,25</text:p>
          </table:table-cell>
          <table:table-cell table:style-name="ce5" table:formula="of:=12+SUM([.D7:.Z7])" office:value-type="float" office:value="35" calcext:value-type="float">
            <text:p>35</text:p>
          </table:table-cell>
          <table:table-cell table:style-name="ce17" office:value-type="string" calcext:value-type="string">
            <text:p>2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bastian</text:p>
          </table:table-cell>
          <table:table-cell table:style-name="ce7" office:value-type="string" calcext:value-type="string">
            <text:p>Schulz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8]=&quot;r&quot;;3;IF([.C8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8]=&quot;r&quot;;3;IF([.E8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8]=&quot;r&quot;;3;IF([.G8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I8]=&quot;r&quot;;3;IF([.I8]=&quot;f&quot;;-0.75;0))" office:value-type="float" office:value="-0.75" calcext:value-type="float">
            <text:p>-0,75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8]=&quot;r&quot;;4;IF([.K8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8]=&quot;r&quot;;4;IF([.M8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8]=&quot;r&quot;;4;IF([.O8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8]=&quot;r&quot;;4;IF([.Q8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8]=&quot;r&quot;;5;IF([.S8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8]=&quot;r&quot;;5;IF([.U8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W8]=&quot;r&quot;;5;IF([.W8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8]=&quot;r&quot;;5;IF([.Y8]=&quot;f&quot;;-1.25;0))" office:value-type="float" office:value="5" calcext:value-type="float">
            <text:p>5</text:p>
          </table:table-cell>
          <table:table-cell table:style-name="ce5" table:formula="of:=12+SUM([.D8:.Z8])" office:value-type="float" office:value="37.5" calcext:value-type="float">
            <text:p>37,5</text:p>
          </table:table-cell>
          <table:table-cell table:style-name="ce17" office:value-type="string" calcext:value-type="string">
            <text:p>3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fred</text:p>
          </table:table-cell>
          <table:table-cell table:style-name="ce7" office:value-type="string" calcext:value-type="string">
            <text:p>Stark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9]=&quot;r&quot;;3;IF([.C9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9]=&quot;r&quot;;3;IF([.E9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9]=&quot;r&quot;;3;IF([.G9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I9]=&quot;r&quot;;3;IF([.I9]=&quot;f&quot;;-0.75;0))" office:value-type="float" office:value="-0.75" calcext:value-type="float">
            <text:p>-0,75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9]=&quot;r&quot;;4;IF([.K9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9]=&quot;r&quot;;4;IF([.M9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9]=&quot;r&quot;;4;IF([.O9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9]=&quot;r&quot;;4;IF([.Q9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9]=&quot;r&quot;;5;IF([.S9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9]=&quot;r&quot;;5;IF([.U9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W9]=&quot;r&quot;;5;IF([.W9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9]=&quot;r&quot;;5;IF([.Y9]=&quot;f&quot;;-1.25;0))" office:value-type="float" office:value="-1.25" calcext:value-type="float">
            <text:p>-1,25</text:p>
          </table:table-cell>
          <table:table-cell table:style-name="ce5" table:formula="of:=12+SUM([.D9:.Z9])" office:value-type="float" office:value="31.25" calcext:value-type="float">
            <text:p>31,25</text:p>
          </table:table-cell>
          <table:table-cell table:style-name="ce18" office:value-type="string" calcext:value-type="string">
            <text:p>4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nnegret</text:p>
          </table:table-cell>
          <table:table-cell table:style-name="ce7" office:value-type="string" calcext:value-type="string">
            <text:p>Müller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10]=&quot;r&quot;;3;IF([.C10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0]=&quot;r&quot;;3;IF([.E10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0]=&quot;r&quot;;3;IF([.G10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0]=&quot;r&quot;;3;IF([.I10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K10]=&quot;r&quot;;4;IF([.K10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0]=&quot;r&quot;;4;IF([.M10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10]=&quot;r&quot;;4;IF([.O10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10]=&quot;r&quot;;4;IF([.Q10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S10]=&quot;r&quot;;5;IF([.S10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U10]=&quot;r&quot;;5;IF([.U10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0]=&quot;r&quot;;5;IF([.W10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10]=&quot;r&quot;;5;IF([.Y10]=&quot;f&quot;;-1.25;0))" office:value-type="float" office:value="5" calcext:value-type="float">
            <text:p>5</text:p>
          </table:table-cell>
          <table:table-cell table:style-name="ce5" table:formula="of:=12+SUM([.D10:.Z10])" office:value-type="float" office:value="30" calcext:value-type="float">
            <text:p>30</text:p>
          </table:table-cell>
          <table:table-cell table:style-name="ce18" office:value-type="string" calcext:value-type="string">
            <text:p>5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ana</text:p>
          </table:table-cell>
          <table:table-cell table:style-name="ce7" office:value-type="string" calcext:value-type="string">
            <text:p>Maier</text:p>
          </table:table-cell>
          <table:table-cell table:style-name="ce9" office:value-type="string" calcext:value-type="string">
            <text:p>f</text:p>
          </table:table-cell>
          <table:table-cell table:style-name="ce5" table:formula="of:=IF([.C11]=&quot;r&quot;;3;IF([.C11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1]=&quot;r&quot;;3;IF([.E11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G11]=&quot;r&quot;;3;IF([.G11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1]=&quot;r&quot;;3;IF([.I11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K11]=&quot;r&quot;;4;IF([.K11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M11]=&quot;r&quot;;4;IF([.M11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O11]=&quot;r&quot;;4;IF([.O11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11]=&quot;r&quot;;4;IF([.Q11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1]=&quot;r&quot;;5;IF([.S11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11]=&quot;r&quot;;5;IF([.U11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W11]=&quot;r&quot;;5;IF([.W11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11]=&quot;r&quot;;5;IF([.Y11]=&quot;f&quot;;-1.25;0))" office:value-type="float" office:value="-1.25" calcext:value-type="float">
            <text:p>-1,25</text:p>
          </table:table-cell>
          <table:table-cell table:style-name="ce5" table:formula="of:=12+SUM([.D11:.Z11])" office:value-type="float" office:value="30" calcext:value-type="float">
            <text:p>30</text:p>
          </table:table-cell>
          <table:table-cell table:style-name="ce18" office:value-type="string" calcext:value-type="string">
            <text:p>6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Imre</text:p>
          </table:table-cell>
          <table:table-cell table:style-name="ce7" office:value-type="string" calcext:value-type="string">
            <text:p>Günes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12]=&quot;r&quot;;3;IF([.C12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2]=&quot;r&quot;;3;IF([.E12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2]=&quot;r&quot;;3;IF([.G12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2]=&quot;r&quot;;3;IF([.I12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12]=&quot;r&quot;;4;IF([.K12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2]=&quot;r&quot;;4;IF([.M12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12]=&quot;r&quot;;4;IF([.O12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12]=&quot;r&quot;;4;IF([.Q12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2]=&quot;r&quot;;5;IF([.S12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12]=&quot;r&quot;;5;IF([.U12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2]=&quot;r&quot;;5;IF([.W12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12]=&quot;r&quot;;5;IF([.Y12]=&quot;f&quot;;-1.25;0))" office:value-type="float" office:value="-1.25" calcext:value-type="float">
            <text:p>-1,25</text:p>
          </table:table-cell>
          <table:table-cell table:style-name="ce5" table:formula="of:=12+SUM([.D12:.Z12])" office:value-type="float" office:value="28.75" calcext:value-type="float">
            <text:p>28,75</text:p>
          </table:table-cell>
          <table:table-cell table:style-name="ce18" office:value-type="string" calcext:value-type="string">
            <text:p>7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7" office:value-type="string" calcext:value-type="string">
            <text:p>Frisch</text:p>
          </table:table-cell>
          <table:table-cell table:style-name="ce9" office:value-type="string" calcext:value-type="string">
            <text:p>f</text:p>
          </table:table-cell>
          <table:table-cell table:style-name="ce5" table:formula="of:=IF([.C13]=&quot;r&quot;;3;IF([.C13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3]=&quot;r&quot;;3;IF([.E13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G13]=&quot;r&quot;;3;IF([.G13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3]=&quot;r&quot;;3;IF([.I13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13]=&quot;r&quot;;4;IF([.K13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3]=&quot;r&quot;;4;IF([.M13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13]=&quot;r&quot;;4;IF([.O13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13]=&quot;r&quot;;4;IF([.Q13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3]=&quot;r&quot;;5;IF([.S13]=&quot;f&quot;;-1.25;0))" office:value-type="float" office:value="-1.25" calcext:value-type="float">
            <text:p>-1,25</text:p>
          </table:table-cell>
          <table:table-cell table:style-name="ce15"/>
          <table:table-cell table:style-name="ce5" table:formula="of:=IF([.U13]=&quot;r&quot;;5;IF([.U13]=&quot;f&quot;;-1.25;0))" office:value-type="float" office:value="0" calcext:value-type="float">
            <text:p>0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3]=&quot;r&quot;;5;IF([.W13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13]=&quot;r&quot;;5;IF([.Y13]=&quot;f&quot;;-1.25;0))" office:value-type="float" office:value="5" calcext:value-type="float">
            <text:p>5</text:p>
          </table:table-cell>
          <table:table-cell table:style-name="ce5" table:formula="of:=12+SUM([.D13:.Z13])" office:value-type="float" office:value="30" calcext:value-type="float">
            <text:p>30</text:p>
          </table:table-cell>
          <table:table-cell table:style-name="ce18" office:value-type="string" calcext:value-type="string">
            <text:p>8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tanislav</text:p>
          </table:table-cell>
          <table:table-cell table:style-name="ce7" office:value-type="string" calcext:value-type="string">
            <text:p>Lem</text:p>
          </table:table-cell>
          <table:table-cell table:style-name="ce9" office:value-type="string" calcext:value-type="string">
            <text:p>f</text:p>
          </table:table-cell>
          <table:table-cell table:style-name="ce5" table:formula="of:=IF([.C14]=&quot;r&quot;;3;IF([.C14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E14]=&quot;r&quot;;3;IF([.E14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G14]=&quot;r&quot;;3;IF([.G14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4]=&quot;r&quot;;3;IF([.I14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14]=&quot;r&quot;;4;IF([.K14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4]=&quot;r&quot;;4;IF([.M14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O14]=&quot;r&quot;;4;IF([.O14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Q14]=&quot;r&quot;;4;IF([.Q14]=&quot;f&quot;;-1;0))" office:value-type="float" office:value="-1" calcext:value-type="float">
            <text:p>-1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S14]=&quot;r&quot;;5;IF([.S14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U14]=&quot;r&quot;;5;IF([.U14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4]=&quot;r&quot;;5;IF([.W14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14]=&quot;r&quot;;5;IF([.Y14]=&quot;f&quot;;-1.25;0))" office:value-type="float" office:value="5" calcext:value-type="float">
            <text:p>5</text:p>
          </table:table-cell>
          <table:table-cell table:style-name="ce5" table:formula="of:=12+SUM([.D14:.Z14])" office:value-type="float" office:value="28.75" calcext:value-type="float">
            <text:p>28,75</text:p>
          </table:table-cell>
          <table:table-cell table:style-name="ce18" office:value-type="string" calcext:value-type="string">
            <text:p>9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icht</text:p>
          </table:table-cell>
          <table:table-cell table:style-name="ce7" office:value-type="string" calcext:value-type="string">
            <text:p>Teilgenommen</text:p>
          </table:table-cell>
          <table:table-cell table:style-name="ce9"/>
          <table:table-cell table:style-name="ce5" table:formula="of:=IF([.C15]=&quot;r&quot;;3;IF([.C1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5]=&quot;r&quot;;3;IF([.E1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5]=&quot;r&quot;;3;IF([.G1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5]=&quot;r&quot;;3;IF([.I1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5]=&quot;r&quot;;4;IF([.K1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5]=&quot;r&quot;;4;IF([.M1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5]=&quot;r&quot;;4;IF([.O1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5]=&quot;r&quot;;4;IF([.Q1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5]=&quot;r&quot;;5;IF([.S1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5]=&quot;r&quot;;5;IF([.U1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5]=&quot;r&quot;;5;IF([.W1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5]=&quot;r&quot;;5;IF([.Y15]=&quot;f&quot;;-1.25;0))" office:value-type="float" office:value="0" calcext:value-type="float">
            <text:p>0</text:p>
          </table:table-cell>
          <table:table-cell table:style-name="ce5" table:formula="of:=12+SUM([.D15:.Z15])" office:value-type="float" office:value="12" calcext:value-type="float">
            <text:p>12</text:p>
          </table:table-cell>
          <table:table-cell table:style-name="ce18"/>
          <table:table-cell table:number-columns-repeated="996"/>
        </table:table-row>
        <table:table-row table:style-name="ro1">
          <table:table-cell table:style-name="ce3" office:value-type="string" calcext:value-type="string">
            <text:p>Andreas</text:p>
          </table:table-cell>
          <table:table-cell table:style-name="ce7" office:value-type="string" calcext:value-type="string">
            <text:p>Kaspar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16]=&quot;r&quot;;3;IF([.C16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6]=&quot;r&quot;;3;IF([.E1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6]=&quot;r&quot;;3;IF([.G1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I16]=&quot;r&quot;;3;IF([.I16]=&quot;f&quot;;-0.75;0))" office:value-type="float" office:value="-0.75" calcext:value-type="float">
            <text:p>-0,75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16]=&quot;r&quot;;4;IF([.K16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6]=&quot;r&quot;;4;IF([.M16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16]=&quot;r&quot;;4;IF([.O16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Q16]=&quot;r&quot;;4;IF([.Q16]=&quot;f&quot;;-1;0))" office:value-type="float" office:value="-1" calcext:value-type="float">
            <text:p>-1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6]=&quot;r&quot;;5;IF([.S16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16]=&quot;r&quot;;5;IF([.U16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6]=&quot;r&quot;;5;IF([.W16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16]=&quot;r&quot;;5;IF([.Y16]=&quot;f&quot;;-1.25;0))" office:value-type="float" office:value="5" calcext:value-type="float">
            <text:p>5</text:p>
          </table:table-cell>
          <table:table-cell table:style-name="ce5" table:formula="of:=12+SUM([.D16:.Z16])" office:value-type="float" office:value="26.25" calcext:value-type="float">
            <text:p>26,25</text:p>
          </table:table-cell>
          <table:table-cell table:style-name="ce18" office:value-type="string" calcext:value-type="string">
            <text:p>10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hie</text:p>
          </table:table-cell>
          <table:table-cell table:style-name="ce7" office:value-type="string" calcext:value-type="string">
            <text:p>Vogel</text:p>
          </table:table-cell>
          <table:table-cell table:style-name="ce9" office:value-type="string" calcext:value-type="string">
            <text:p>f</text:p>
          </table:table-cell>
          <table:table-cell table:style-name="ce5" table:formula="of:=IF([.C17]=&quot;r&quot;;3;IF([.C1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7]=&quot;r&quot;;3;IF([.E1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G17]=&quot;r&quot;;3;IF([.G17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7]=&quot;r&quot;;3;IF([.I17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17]=&quot;r&quot;;4;IF([.K17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7]=&quot;r&quot;;4;IF([.M17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O17]=&quot;r&quot;;4;IF([.O17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Q17]=&quot;r&quot;;4;IF([.Q17]=&quot;f&quot;;-1;0))" office:value-type="float" office:value="-1" calcext:value-type="float">
            <text:p>-1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7]=&quot;r&quot;;5;IF([.S17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U17]=&quot;r&quot;;5;IF([.U17]=&quot;f&quot;;-1.25;0))" office:value-type="float" office:value="5" calcext:value-type="float">
            <text:p>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7]=&quot;r&quot;;5;IF([.W17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17]=&quot;r&quot;;5;IF([.Y17]=&quot;f&quot;;-1.25;0))" office:value-type="float" office:value="-1.25" calcext:value-type="float">
            <text:p>-1,25</text:p>
          </table:table-cell>
          <table:table-cell table:style-name="ce5" table:formula="of:=12+SUM([.D17:.Z17])" office:value-type="float" office:value="18.75" calcext:value-type="float">
            <text:p>18,75</text:p>
          </table:table-cell>
          <table:table-cell table:style-name="ce18" office:value-type="string" calcext:value-type="string">
            <text:p>11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ah</text:p>
          </table:table-cell>
          <table:table-cell table:style-name="ce7" office:value-type="string" calcext:value-type="string">
            <text:p>Baum</text:p>
          </table:table-cell>
          <table:table-cell table:style-name="ce9" office:value-type="string" calcext:value-type="string">
            <text:p>r</text:p>
          </table:table-cell>
          <table:table-cell table:style-name="ce5" table:formula="of:=IF([.C18]=&quot;r&quot;;3;IF([.C18]=&quot;f&quot;;-0.75;0))" office:value-type="float" office:value="3" calcext:value-type="float">
            <text:p>3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8]=&quot;r&quot;;3;IF([.E18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8]=&quot;r&quot;;3;IF([.G18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8]=&quot;r&quot;;3;IF([.I18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n</text:p>
          </table:table-cell>
          <table:table-cell table:style-name="ce5" table:formula="of:=IF([.K18]=&quot;r&quot;;4;IF([.K18]=&quot;f&quot;;-1;0))" office:value-type="float" office:value="0" calcext:value-type="float">
            <text:p>0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M18]=&quot;r&quot;;4;IF([.M18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O18]=&quot;r&quot;;4;IF([.O18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18]=&quot;r&quot;;4;IF([.Q18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8]=&quot;r&quot;;5;IF([.S18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U18]=&quot;r&quot;;5;IF([.U18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8]=&quot;r&quot;;5;IF([.W18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18]=&quot;r&quot;;5;IF([.Y18]=&quot;f&quot;;-1.25;0))" office:value-type="float" office:value="-1.25" calcext:value-type="float">
            <text:p>-1,25</text:p>
          </table:table-cell>
          <table:table-cell table:style-name="ce5" table:formula="of:=12+SUM([.D18:.Z18])" office:value-type="float" office:value="18.5" calcext:value-type="float">
            <text:p>18,5</text:p>
          </table:table-cell>
          <table:table-cell table:style-name="ce18" office:value-type="string" calcext:value-type="string">
            <text:p>12.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ils</text:p>
          </table:table-cell>
          <table:table-cell table:style-name="ce7" office:value-type="string" calcext:value-type="string">
            <text:p>Bauer</text:p>
          </table:table-cell>
          <table:table-cell table:style-name="ce9"/>
          <table:table-cell table:style-name="ce5" table:formula="of:=IF([.C19]=&quot;r&quot;;3;IF([.C1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9]=&quot;r&quot;;3;IF([.E1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9]=&quot;r&quot;;3;IF([.G1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9]=&quot;r&quot;;3;IF([.I1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9]=&quot;r&quot;;4;IF([.K1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9]=&quot;r&quot;;4;IF([.M1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9]=&quot;r&quot;;4;IF([.O1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9]=&quot;r&quot;;4;IF([.Q1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9]=&quot;r&quot;;5;IF([.S1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9]=&quot;r&quot;;5;IF([.U1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9]=&quot;r&quot;;5;IF([.W1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9]=&quot;r&quot;;5;IF([.Y19]=&quot;f&quot;;-1.25;0))" office:value-type="float" office:value="0" calcext:value-type="float">
            <text:p>0</text:p>
          </table:table-cell>
          <table:table-cell table:style-name="ce5" table:formula="of:=12+SUM([.D19:.Z19])" office:value-type="float" office:value="12" calcext:value-type="float">
            <text:p>12</text:p>
          </table:table-cell>
          <table:table-cell table:style-name="ce19" office:value-type="string" calcext:value-type="string">
            <text:p>nicht teilgenomme</text:p>
          </table:table-cell>
          <table:table-cell table:number-columns-repeated="996"/>
        </table:table-row>
        <table:table-row table:style-name="ro1">
          <table:table-cell table:style-name="ce4" table:number-columns-repeated="2"/>
          <table:table-cell table:style-name="ce10"/>
          <table:table-cell table:style-name="ce5" table:formula="of:=IF([.C20]=&quot;r&quot;;3;IF([.C2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0]=&quot;r&quot;;3;IF([.E2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0]=&quot;r&quot;;3;IF([.G2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0]=&quot;r&quot;;3;IF([.I2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0]=&quot;r&quot;;4;IF([.K2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0]=&quot;r&quot;;4;IF([.M2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0]=&quot;r&quot;;4;IF([.O2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0]=&quot;r&quot;;4;IF([.Q2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0]=&quot;r&quot;;5;IF([.S2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0]=&quot;r&quot;;5;IF([.U2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0]=&quot;r&quot;;5;IF([.W2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0]=&quot;r&quot;;5;IF([.Y20]=&quot;f&quot;;-1.25;0))" office:value-type="float" office:value="0" calcext:value-type="float">
            <text:p>0</text:p>
          </table:table-cell>
          <table:table-cell table:style-name="ce5" table:formula="of:=12+SUM([.D20:.Z2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1]=&quot;r&quot;;3;IF([.C2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1]=&quot;r&quot;;3;IF([.E2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1]=&quot;r&quot;;3;IF([.G2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1]=&quot;r&quot;;3;IF([.I2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1]=&quot;r&quot;;4;IF([.K2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1]=&quot;r&quot;;4;IF([.M2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1]=&quot;r&quot;;4;IF([.O2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1]=&quot;r&quot;;4;IF([.Q2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1]=&quot;r&quot;;5;IF([.S2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1]=&quot;r&quot;;5;IF([.U2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1]=&quot;r&quot;;5;IF([.W2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1]=&quot;r&quot;;5;IF([.Y21]=&quot;f&quot;;-1.25;0))" office:value-type="float" office:value="0" calcext:value-type="float">
            <text:p>0</text:p>
          </table:table-cell>
          <table:table-cell table:style-name="ce5" table:formula="of:=12+SUM([.D21:.Z2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2]=&quot;r&quot;;3;IF([.C2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2]=&quot;r&quot;;3;IF([.E2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2]=&quot;r&quot;;3;IF([.G2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2]=&quot;r&quot;;3;IF([.I2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2]=&quot;r&quot;;4;IF([.K2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2]=&quot;r&quot;;4;IF([.M2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2]=&quot;r&quot;;4;IF([.O2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2]=&quot;r&quot;;4;IF([.Q2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2]=&quot;r&quot;;5;IF([.S2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2]=&quot;r&quot;;5;IF([.U2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2]=&quot;r&quot;;5;IF([.W2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2]=&quot;r&quot;;5;IF([.Y22]=&quot;f&quot;;-1.25;0))" office:value-type="float" office:value="0" calcext:value-type="float">
            <text:p>0</text:p>
          </table:table-cell>
          <table:table-cell table:style-name="ce5" table:formula="of:=12+SUM([.D22:.Z2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3]=&quot;r&quot;;3;IF([.C2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3]=&quot;r&quot;;3;IF([.E2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3]=&quot;r&quot;;3;IF([.G2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3]=&quot;r&quot;;3;IF([.I2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3]=&quot;r&quot;;4;IF([.K2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3]=&quot;r&quot;;4;IF([.M2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3]=&quot;r&quot;;4;IF([.O2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3]=&quot;r&quot;;4;IF([.Q2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3]=&quot;r&quot;;5;IF([.S2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3]=&quot;r&quot;;5;IF([.U2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3]=&quot;r&quot;;5;IF([.W2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3]=&quot;r&quot;;5;IF([.Y23]=&quot;f&quot;;-1.25;0))" office:value-type="float" office:value="0" calcext:value-type="float">
            <text:p>0</text:p>
          </table:table-cell>
          <table:table-cell table:style-name="ce5" table:formula="of:=12+SUM([.D23:.Z2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4]=&quot;r&quot;;3;IF([.C2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4]=&quot;r&quot;;3;IF([.E2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4]=&quot;r&quot;;3;IF([.G2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4]=&quot;r&quot;;3;IF([.I2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4]=&quot;r&quot;;4;IF([.K2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4]=&quot;r&quot;;4;IF([.M2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4]=&quot;r&quot;;4;IF([.O2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4]=&quot;r&quot;;4;IF([.Q2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4]=&quot;r&quot;;5;IF([.S2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4]=&quot;r&quot;;5;IF([.U2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4]=&quot;r&quot;;5;IF([.W2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4]=&quot;r&quot;;5;IF([.Y24]=&quot;f&quot;;-1.25;0))" office:value-type="float" office:value="0" calcext:value-type="float">
            <text:p>0</text:p>
          </table:table-cell>
          <table:table-cell table:style-name="ce5" table:formula="of:=12+SUM([.D24:.Z2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5]=&quot;r&quot;;3;IF([.C2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5]=&quot;r&quot;;3;IF([.E2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5]=&quot;r&quot;;3;IF([.G2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5]=&quot;r&quot;;3;IF([.I2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5]=&quot;r&quot;;4;IF([.K2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5]=&quot;r&quot;;4;IF([.M2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5]=&quot;r&quot;;4;IF([.O2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5]=&quot;r&quot;;4;IF([.Q2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5]=&quot;r&quot;;5;IF([.S2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5]=&quot;r&quot;;5;IF([.U2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5]=&quot;r&quot;;5;IF([.W2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5]=&quot;r&quot;;5;IF([.Y25]=&quot;f&quot;;-1.25;0))" office:value-type="float" office:value="0" calcext:value-type="float">
            <text:p>0</text:p>
          </table:table-cell>
          <table:table-cell table:style-name="ce5" table:formula="of:=12+SUM([.D25:.Z2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6]=&quot;r&quot;;3;IF([.C2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6]=&quot;r&quot;;3;IF([.E2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6]=&quot;r&quot;;3;IF([.G2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6]=&quot;r&quot;;3;IF([.I2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6]=&quot;r&quot;;4;IF([.K2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6]=&quot;r&quot;;4;IF([.M2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6]=&quot;r&quot;;4;IF([.O2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6]=&quot;r&quot;;4;IF([.Q2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6]=&quot;r&quot;;5;IF([.S2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6]=&quot;r&quot;;5;IF([.U2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6]=&quot;r&quot;;5;IF([.W2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6]=&quot;r&quot;;5;IF([.Y26]=&quot;f&quot;;-1.25;0))" office:value-type="float" office:value="0" calcext:value-type="float">
            <text:p>0</text:p>
          </table:table-cell>
          <table:table-cell table:style-name="ce5" table:formula="of:=12+SUM([.D26:.Z2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7]=&quot;r&quot;;3;IF([.C2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7]=&quot;r&quot;;3;IF([.E2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7]=&quot;r&quot;;3;IF([.G2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7]=&quot;r&quot;;3;IF([.I2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7]=&quot;r&quot;;4;IF([.K2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7]=&quot;r&quot;;4;IF([.M2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7]=&quot;r&quot;;4;IF([.O2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7]=&quot;r&quot;;4;IF([.Q2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7]=&quot;r&quot;;5;IF([.S2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7]=&quot;r&quot;;5;IF([.U2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7]=&quot;r&quot;;5;IF([.W2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7]=&quot;r&quot;;5;IF([.Y27]=&quot;f&quot;;-1.25;0))" office:value-type="float" office:value="0" calcext:value-type="float">
            <text:p>0</text:p>
          </table:table-cell>
          <table:table-cell table:style-name="ce5" table:formula="of:=12+SUM([.D27:.Z2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8]=&quot;r&quot;;3;IF([.C2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8]=&quot;r&quot;;3;IF([.E2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8]=&quot;r&quot;;3;IF([.G2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8]=&quot;r&quot;;3;IF([.I2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8]=&quot;r&quot;;4;IF([.K2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8]=&quot;r&quot;;4;IF([.M2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8]=&quot;r&quot;;4;IF([.O2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8]=&quot;r&quot;;4;IF([.Q2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8]=&quot;r&quot;;5;IF([.S2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8]=&quot;r&quot;;5;IF([.U2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8]=&quot;r&quot;;5;IF([.W2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8]=&quot;r&quot;;5;IF([.Y28]=&quot;f&quot;;-1.25;0))" office:value-type="float" office:value="0" calcext:value-type="float">
            <text:p>0</text:p>
          </table:table-cell>
          <table:table-cell table:style-name="ce5" table:formula="of:=12+SUM([.D28:.Z2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29]=&quot;r&quot;;3;IF([.C2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29]=&quot;r&quot;;3;IF([.E2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29]=&quot;r&quot;;3;IF([.G2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29]=&quot;r&quot;;3;IF([.I2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29]=&quot;r&quot;;4;IF([.K2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29]=&quot;r&quot;;4;IF([.M2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29]=&quot;r&quot;;4;IF([.O2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29]=&quot;r&quot;;4;IF([.Q2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29]=&quot;r&quot;;5;IF([.S2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29]=&quot;r&quot;;5;IF([.U2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29]=&quot;r&quot;;5;IF([.W2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29]=&quot;r&quot;;5;IF([.Y29]=&quot;f&quot;;-1.25;0))" office:value-type="float" office:value="0" calcext:value-type="float">
            <text:p>0</text:p>
          </table:table-cell>
          <table:table-cell table:style-name="ce5" table:formula="of:=12+SUM([.D29:.Z2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0]=&quot;r&quot;;3;IF([.C3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0]=&quot;r&quot;;3;IF([.E3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0]=&quot;r&quot;;3;IF([.G3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0]=&quot;r&quot;;3;IF([.I3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0]=&quot;r&quot;;4;IF([.K3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0]=&quot;r&quot;;4;IF([.M3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0]=&quot;r&quot;;4;IF([.O3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0]=&quot;r&quot;;4;IF([.Q3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0]=&quot;r&quot;;5;IF([.S3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0]=&quot;r&quot;;5;IF([.U3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0]=&quot;r&quot;;5;IF([.W3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0]=&quot;r&quot;;5;IF([.Y30]=&quot;f&quot;;-1.25;0))" office:value-type="float" office:value="0" calcext:value-type="float">
            <text:p>0</text:p>
          </table:table-cell>
          <table:table-cell table:style-name="ce5" table:formula="of:=12+SUM([.D30:.Z3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1]=&quot;r&quot;;3;IF([.C3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1]=&quot;r&quot;;3;IF([.E3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1]=&quot;r&quot;;3;IF([.G3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1]=&quot;r&quot;;3;IF([.I3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1]=&quot;r&quot;;4;IF([.K3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1]=&quot;r&quot;;4;IF([.M3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1]=&quot;r&quot;;4;IF([.O3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1]=&quot;r&quot;;4;IF([.Q3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1]=&quot;r&quot;;5;IF([.S3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1]=&quot;r&quot;;5;IF([.U3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1]=&quot;r&quot;;5;IF([.W3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1]=&quot;r&quot;;5;IF([.Y31]=&quot;f&quot;;-1.25;0))" office:value-type="float" office:value="0" calcext:value-type="float">
            <text:p>0</text:p>
          </table:table-cell>
          <table:table-cell table:style-name="ce5" table:formula="of:=12+SUM([.D31:.Z3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2]=&quot;r&quot;;3;IF([.C3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2]=&quot;r&quot;;3;IF([.E3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2]=&quot;r&quot;;3;IF([.G3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2]=&quot;r&quot;;3;IF([.I3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2]=&quot;r&quot;;4;IF([.K3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2]=&quot;r&quot;;4;IF([.M3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2]=&quot;r&quot;;4;IF([.O3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2]=&quot;r&quot;;4;IF([.Q3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2]=&quot;r&quot;;5;IF([.S3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2]=&quot;r&quot;;5;IF([.U3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2]=&quot;r&quot;;5;IF([.W3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2]=&quot;r&quot;;5;IF([.Y32]=&quot;f&quot;;-1.25;0))" office:value-type="float" office:value="0" calcext:value-type="float">
            <text:p>0</text:p>
          </table:table-cell>
          <table:table-cell table:style-name="ce5" table:formula="of:=12+SUM([.D32:.Z3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3]=&quot;r&quot;;3;IF([.C3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3]=&quot;r&quot;;3;IF([.E3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3]=&quot;r&quot;;3;IF([.G3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3]=&quot;r&quot;;3;IF([.I3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3]=&quot;r&quot;;4;IF([.K3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3]=&quot;r&quot;;4;IF([.M3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3]=&quot;r&quot;;4;IF([.O3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3]=&quot;r&quot;;4;IF([.Q3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3]=&quot;r&quot;;5;IF([.S3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3]=&quot;r&quot;;5;IF([.U3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3]=&quot;r&quot;;5;IF([.W3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3]=&quot;r&quot;;5;IF([.Y33]=&quot;f&quot;;-1.25;0))" office:value-type="float" office:value="0" calcext:value-type="float">
            <text:p>0</text:p>
          </table:table-cell>
          <table:table-cell table:style-name="ce5" table:formula="of:=12+SUM([.D33:.Z3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4]=&quot;r&quot;;3;IF([.C3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4]=&quot;r&quot;;3;IF([.E3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4]=&quot;r&quot;;3;IF([.G3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4]=&quot;r&quot;;3;IF([.I3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4]=&quot;r&quot;;4;IF([.K3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4]=&quot;r&quot;;4;IF([.M3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4]=&quot;r&quot;;4;IF([.O3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4]=&quot;r&quot;;4;IF([.Q3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4]=&quot;r&quot;;5;IF([.S3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4]=&quot;r&quot;;5;IF([.U3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4]=&quot;r&quot;;5;IF([.W3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4]=&quot;r&quot;;5;IF([.Y34]=&quot;f&quot;;-1.25;0))" office:value-type="float" office:value="0" calcext:value-type="float">
            <text:p>0</text:p>
          </table:table-cell>
          <table:table-cell table:style-name="ce5" table:formula="of:=12+SUM([.D34:.Z3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5]=&quot;r&quot;;3;IF([.C3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5]=&quot;r&quot;;3;IF([.E3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5]=&quot;r&quot;;3;IF([.G3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5]=&quot;r&quot;;3;IF([.I3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5]=&quot;r&quot;;4;IF([.K3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5]=&quot;r&quot;;4;IF([.M3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5]=&quot;r&quot;;4;IF([.O3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5]=&quot;r&quot;;4;IF([.Q3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5]=&quot;r&quot;;5;IF([.S3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5]=&quot;r&quot;;5;IF([.U3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5]=&quot;r&quot;;5;IF([.W3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5]=&quot;r&quot;;5;IF([.Y35]=&quot;f&quot;;-1.25;0))" office:value-type="float" office:value="0" calcext:value-type="float">
            <text:p>0</text:p>
          </table:table-cell>
          <table:table-cell table:style-name="ce5" table:formula="of:=12+SUM([.D35:.Z3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6]=&quot;r&quot;;3;IF([.C3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6]=&quot;r&quot;;3;IF([.E3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6]=&quot;r&quot;;3;IF([.G3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6]=&quot;r&quot;;3;IF([.I3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6]=&quot;r&quot;;4;IF([.K3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6]=&quot;r&quot;;4;IF([.M3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6]=&quot;r&quot;;4;IF([.O3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6]=&quot;r&quot;;4;IF([.Q3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6]=&quot;r&quot;;5;IF([.S3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6]=&quot;r&quot;;5;IF([.U3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6]=&quot;r&quot;;5;IF([.W3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6]=&quot;r&quot;;5;IF([.Y36]=&quot;f&quot;;-1.25;0))" office:value-type="float" office:value="0" calcext:value-type="float">
            <text:p>0</text:p>
          </table:table-cell>
          <table:table-cell table:style-name="ce5" table:formula="of:=12+SUM([.D36:.Z3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7]=&quot;r&quot;;3;IF([.C3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7]=&quot;r&quot;;3;IF([.E3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7]=&quot;r&quot;;3;IF([.G3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7]=&quot;r&quot;;3;IF([.I3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7]=&quot;r&quot;;4;IF([.K3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7]=&quot;r&quot;;4;IF([.M3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7]=&quot;r&quot;;4;IF([.O3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7]=&quot;r&quot;;4;IF([.Q3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7]=&quot;r&quot;;5;IF([.S3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7]=&quot;r&quot;;5;IF([.U3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7]=&quot;r&quot;;5;IF([.W3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7]=&quot;r&quot;;5;IF([.Y37]=&quot;f&quot;;-1.25;0))" office:value-type="float" office:value="0" calcext:value-type="float">
            <text:p>0</text:p>
          </table:table-cell>
          <table:table-cell table:style-name="ce5" table:formula="of:=12+SUM([.D37:.Z3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8]=&quot;r&quot;;3;IF([.C3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8]=&quot;r&quot;;3;IF([.E3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8]=&quot;r&quot;;3;IF([.G3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8]=&quot;r&quot;;3;IF([.I3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8]=&quot;r&quot;;4;IF([.K3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8]=&quot;r&quot;;4;IF([.M3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8]=&quot;r&quot;;4;IF([.O3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8]=&quot;r&quot;;4;IF([.Q3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8]=&quot;r&quot;;5;IF([.S3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8]=&quot;r&quot;;5;IF([.U3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8]=&quot;r&quot;;5;IF([.W3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8]=&quot;r&quot;;5;IF([.Y38]=&quot;f&quot;;-1.25;0))" office:value-type="float" office:value="0" calcext:value-type="float">
            <text:p>0</text:p>
          </table:table-cell>
          <table:table-cell table:style-name="ce5" table:formula="of:=12+SUM([.D38:.Z3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39]=&quot;r&quot;;3;IF([.C3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39]=&quot;r&quot;;3;IF([.E3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39]=&quot;r&quot;;3;IF([.G3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39]=&quot;r&quot;;3;IF([.I3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39]=&quot;r&quot;;4;IF([.K3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39]=&quot;r&quot;;4;IF([.M3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39]=&quot;r&quot;;4;IF([.O3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39]=&quot;r&quot;;4;IF([.Q3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39]=&quot;r&quot;;5;IF([.S3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39]=&quot;r&quot;;5;IF([.U3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39]=&quot;r&quot;;5;IF([.W3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39]=&quot;r&quot;;5;IF([.Y39]=&quot;f&quot;;-1.25;0))" office:value-type="float" office:value="0" calcext:value-type="float">
            <text:p>0</text:p>
          </table:table-cell>
          <table:table-cell table:style-name="ce5" table:formula="of:=12+SUM([.D39:.Z3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0]=&quot;r&quot;;3;IF([.C4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0]=&quot;r&quot;;3;IF([.E4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0]=&quot;r&quot;;3;IF([.G4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0]=&quot;r&quot;;3;IF([.I4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0]=&quot;r&quot;;4;IF([.K4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0]=&quot;r&quot;;4;IF([.M4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0]=&quot;r&quot;;4;IF([.O4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0]=&quot;r&quot;;4;IF([.Q4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0]=&quot;r&quot;;5;IF([.S4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0]=&quot;r&quot;;5;IF([.U4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0]=&quot;r&quot;;5;IF([.W4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0]=&quot;r&quot;;5;IF([.Y40]=&quot;f&quot;;-1.25;0))" office:value-type="float" office:value="0" calcext:value-type="float">
            <text:p>0</text:p>
          </table:table-cell>
          <table:table-cell table:style-name="ce5" table:formula="of:=12+SUM([.D40:.Z4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1]=&quot;r&quot;;3;IF([.C4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1]=&quot;r&quot;;3;IF([.E4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1]=&quot;r&quot;;3;IF([.G4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1]=&quot;r&quot;;3;IF([.I4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1]=&quot;r&quot;;4;IF([.K4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1]=&quot;r&quot;;4;IF([.M4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1]=&quot;r&quot;;4;IF([.O4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1]=&quot;r&quot;;4;IF([.Q4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1]=&quot;r&quot;;5;IF([.S4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1]=&quot;r&quot;;5;IF([.U4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1]=&quot;r&quot;;5;IF([.W4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1]=&quot;r&quot;;5;IF([.Y41]=&quot;f&quot;;-1.25;0))" office:value-type="float" office:value="0" calcext:value-type="float">
            <text:p>0</text:p>
          </table:table-cell>
          <table:table-cell table:style-name="ce5" table:formula="of:=12+SUM([.D41:.Z4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2]=&quot;r&quot;;3;IF([.C4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2]=&quot;r&quot;;3;IF([.E4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2]=&quot;r&quot;;3;IF([.G4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2]=&quot;r&quot;;3;IF([.I4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2]=&quot;r&quot;;4;IF([.K4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2]=&quot;r&quot;;4;IF([.M4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2]=&quot;r&quot;;4;IF([.O4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2]=&quot;r&quot;;4;IF([.Q4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2]=&quot;r&quot;;5;IF([.S4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2]=&quot;r&quot;;5;IF([.U4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2]=&quot;r&quot;;5;IF([.W4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2]=&quot;r&quot;;5;IF([.Y42]=&quot;f&quot;;-1.25;0))" office:value-type="float" office:value="0" calcext:value-type="float">
            <text:p>0</text:p>
          </table:table-cell>
          <table:table-cell table:style-name="ce5" table:formula="of:=12+SUM([.D42:.Z4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3]=&quot;r&quot;;3;IF([.C4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3]=&quot;r&quot;;3;IF([.E4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3]=&quot;r&quot;;3;IF([.G4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3]=&quot;r&quot;;3;IF([.I4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3]=&quot;r&quot;;4;IF([.K4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3]=&quot;r&quot;;4;IF([.M4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3]=&quot;r&quot;;4;IF([.O4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3]=&quot;r&quot;;4;IF([.Q4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3]=&quot;r&quot;;5;IF([.S4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3]=&quot;r&quot;;5;IF([.U4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3]=&quot;r&quot;;5;IF([.W4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3]=&quot;r&quot;;5;IF([.Y43]=&quot;f&quot;;-1.25;0))" office:value-type="float" office:value="0" calcext:value-type="float">
            <text:p>0</text:p>
          </table:table-cell>
          <table:table-cell table:style-name="ce5" table:formula="of:=12+SUM([.D43:.Z4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4]=&quot;r&quot;;3;IF([.C4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4]=&quot;r&quot;;3;IF([.E4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4]=&quot;r&quot;;3;IF([.G4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4]=&quot;r&quot;;3;IF([.I4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4]=&quot;r&quot;;4;IF([.K4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4]=&quot;r&quot;;4;IF([.M4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4]=&quot;r&quot;;4;IF([.O4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4]=&quot;r&quot;;4;IF([.Q4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4]=&quot;r&quot;;5;IF([.S4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4]=&quot;r&quot;;5;IF([.U4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4]=&quot;r&quot;;5;IF([.W4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4]=&quot;r&quot;;5;IF([.Y44]=&quot;f&quot;;-1.25;0))" office:value-type="float" office:value="0" calcext:value-type="float">
            <text:p>0</text:p>
          </table:table-cell>
          <table:table-cell table:style-name="ce5" table:formula="of:=12+SUM([.D44:.Z4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5]=&quot;r&quot;;3;IF([.C4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5]=&quot;r&quot;;3;IF([.E4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5]=&quot;r&quot;;3;IF([.G4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5]=&quot;r&quot;;3;IF([.I4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5]=&quot;r&quot;;4;IF([.K4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5]=&quot;r&quot;;4;IF([.M4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5]=&quot;r&quot;;4;IF([.O4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5]=&quot;r&quot;;4;IF([.Q4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5]=&quot;r&quot;;5;IF([.S4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5]=&quot;r&quot;;5;IF([.U4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5]=&quot;r&quot;;5;IF([.W4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5]=&quot;r&quot;;5;IF([.Y45]=&quot;f&quot;;-1.25;0))" office:value-type="float" office:value="0" calcext:value-type="float">
            <text:p>0</text:p>
          </table:table-cell>
          <table:table-cell table:style-name="ce5" table:formula="of:=12+SUM([.D45:.Z4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6]=&quot;r&quot;;3;IF([.C4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6]=&quot;r&quot;;3;IF([.E4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6]=&quot;r&quot;;3;IF([.G4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6]=&quot;r&quot;;3;IF([.I4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6]=&quot;r&quot;;4;IF([.K4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6]=&quot;r&quot;;4;IF([.M4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6]=&quot;r&quot;;4;IF([.O4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6]=&quot;r&quot;;4;IF([.Q4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6]=&quot;r&quot;;5;IF([.S4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6]=&quot;r&quot;;5;IF([.U4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6]=&quot;r&quot;;5;IF([.W4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6]=&quot;r&quot;;5;IF([.Y46]=&quot;f&quot;;-1.25;0))" office:value-type="float" office:value="0" calcext:value-type="float">
            <text:p>0</text:p>
          </table:table-cell>
          <table:table-cell table:style-name="ce5" table:formula="of:=12+SUM([.D46:.Z4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7]=&quot;r&quot;;3;IF([.C4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7]=&quot;r&quot;;3;IF([.E4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7]=&quot;r&quot;;3;IF([.G4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7]=&quot;r&quot;;3;IF([.I4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7]=&quot;r&quot;;4;IF([.K4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7]=&quot;r&quot;;4;IF([.M4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7]=&quot;r&quot;;4;IF([.O4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7]=&quot;r&quot;;4;IF([.Q4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7]=&quot;r&quot;;5;IF([.S4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7]=&quot;r&quot;;5;IF([.U4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7]=&quot;r&quot;;5;IF([.W4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7]=&quot;r&quot;;5;IF([.Y47]=&quot;f&quot;;-1.25;0))" office:value-type="float" office:value="0" calcext:value-type="float">
            <text:p>0</text:p>
          </table:table-cell>
          <table:table-cell table:style-name="ce5" table:formula="of:=12+SUM([.D47:.Z4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8]=&quot;r&quot;;3;IF([.C4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8]=&quot;r&quot;;3;IF([.E4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8]=&quot;r&quot;;3;IF([.G4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8]=&quot;r&quot;;3;IF([.I4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8]=&quot;r&quot;;4;IF([.K4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8]=&quot;r&quot;;4;IF([.M4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8]=&quot;r&quot;;4;IF([.O4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8]=&quot;r&quot;;4;IF([.Q4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8]=&quot;r&quot;;5;IF([.S4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8]=&quot;r&quot;;5;IF([.U4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8]=&quot;r&quot;;5;IF([.W4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8]=&quot;r&quot;;5;IF([.Y48]=&quot;f&quot;;-1.25;0))" office:value-type="float" office:value="0" calcext:value-type="float">
            <text:p>0</text:p>
          </table:table-cell>
          <table:table-cell table:style-name="ce5" table:formula="of:=12+SUM([.D48:.Z4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49]=&quot;r&quot;;3;IF([.C4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49]=&quot;r&quot;;3;IF([.E4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49]=&quot;r&quot;;3;IF([.G4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49]=&quot;r&quot;;3;IF([.I4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49]=&quot;r&quot;;4;IF([.K4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49]=&quot;r&quot;;4;IF([.M4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49]=&quot;r&quot;;4;IF([.O4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49]=&quot;r&quot;;4;IF([.Q4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49]=&quot;r&quot;;5;IF([.S4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49]=&quot;r&quot;;5;IF([.U4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49]=&quot;r&quot;;5;IF([.W4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49]=&quot;r&quot;;5;IF([.Y49]=&quot;f&quot;;-1.25;0))" office:value-type="float" office:value="0" calcext:value-type="float">
            <text:p>0</text:p>
          </table:table-cell>
          <table:table-cell table:style-name="ce5" table:formula="of:=12+SUM([.D49:.Z4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0]=&quot;r&quot;;3;IF([.C5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0]=&quot;r&quot;;3;IF([.E5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0]=&quot;r&quot;;3;IF([.G5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0]=&quot;r&quot;;3;IF([.I5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0]=&quot;r&quot;;4;IF([.K5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0]=&quot;r&quot;;4;IF([.M5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0]=&quot;r&quot;;4;IF([.O5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0]=&quot;r&quot;;4;IF([.Q5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0]=&quot;r&quot;;5;IF([.S5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0]=&quot;r&quot;;5;IF([.U5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0]=&quot;r&quot;;5;IF([.W5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0]=&quot;r&quot;;5;IF([.Y50]=&quot;f&quot;;-1.25;0))" office:value-type="float" office:value="0" calcext:value-type="float">
            <text:p>0</text:p>
          </table:table-cell>
          <table:table-cell table:style-name="ce5" table:formula="of:=12+SUM([.D50:.Z5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1]=&quot;r&quot;;3;IF([.C5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1]=&quot;r&quot;;3;IF([.E5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1]=&quot;r&quot;;3;IF([.G5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1]=&quot;r&quot;;3;IF([.I5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1]=&quot;r&quot;;4;IF([.K5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1]=&quot;r&quot;;4;IF([.M5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1]=&quot;r&quot;;4;IF([.O5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1]=&quot;r&quot;;4;IF([.Q5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1]=&quot;r&quot;;5;IF([.S5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1]=&quot;r&quot;;5;IF([.U5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1]=&quot;r&quot;;5;IF([.W5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1]=&quot;r&quot;;5;IF([.Y51]=&quot;f&quot;;-1.25;0))" office:value-type="float" office:value="0" calcext:value-type="float">
            <text:p>0</text:p>
          </table:table-cell>
          <table:table-cell table:style-name="ce5" table:formula="of:=12+SUM([.D51:.Z5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2]=&quot;r&quot;;3;IF([.C5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2]=&quot;r&quot;;3;IF([.E5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2]=&quot;r&quot;;3;IF([.G5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2]=&quot;r&quot;;3;IF([.I5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2]=&quot;r&quot;;4;IF([.K5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2]=&quot;r&quot;;4;IF([.M5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2]=&quot;r&quot;;4;IF([.O5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2]=&quot;r&quot;;4;IF([.Q5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2]=&quot;r&quot;;5;IF([.S5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2]=&quot;r&quot;;5;IF([.U5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2]=&quot;r&quot;;5;IF([.W5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2]=&quot;r&quot;;5;IF([.Y52]=&quot;f&quot;;-1.25;0))" office:value-type="float" office:value="0" calcext:value-type="float">
            <text:p>0</text:p>
          </table:table-cell>
          <table:table-cell table:style-name="ce5" table:formula="of:=12+SUM([.D52:.Z5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3]=&quot;r&quot;;3;IF([.C5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3]=&quot;r&quot;;3;IF([.E5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3]=&quot;r&quot;;3;IF([.G5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3]=&quot;r&quot;;3;IF([.I5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3]=&quot;r&quot;;4;IF([.K5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3]=&quot;r&quot;;4;IF([.M5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3]=&quot;r&quot;;4;IF([.O5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3]=&quot;r&quot;;4;IF([.Q5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3]=&quot;r&quot;;5;IF([.S5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3]=&quot;r&quot;;5;IF([.U5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3]=&quot;r&quot;;5;IF([.W5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3]=&quot;r&quot;;5;IF([.Y53]=&quot;f&quot;;-1.25;0))" office:value-type="float" office:value="0" calcext:value-type="float">
            <text:p>0</text:p>
          </table:table-cell>
          <table:table-cell table:style-name="ce5" table:formula="of:=12+SUM([.D53:.Z5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4]=&quot;r&quot;;3;IF([.C5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4]=&quot;r&quot;;3;IF([.E5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4]=&quot;r&quot;;3;IF([.G5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4]=&quot;r&quot;;3;IF([.I5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4]=&quot;r&quot;;4;IF([.K5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4]=&quot;r&quot;;4;IF([.M5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4]=&quot;r&quot;;4;IF([.O5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4]=&quot;r&quot;;4;IF([.Q5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4]=&quot;r&quot;;5;IF([.S5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4]=&quot;r&quot;;5;IF([.U5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4]=&quot;r&quot;;5;IF([.W5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4]=&quot;r&quot;;5;IF([.Y54]=&quot;f&quot;;-1.25;0))" office:value-type="float" office:value="0" calcext:value-type="float">
            <text:p>0</text:p>
          </table:table-cell>
          <table:table-cell table:style-name="ce5" table:formula="of:=12+SUM([.D54:.Z5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5]=&quot;r&quot;;3;IF([.C5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5]=&quot;r&quot;;3;IF([.E5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5]=&quot;r&quot;;3;IF([.G5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5]=&quot;r&quot;;3;IF([.I5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5]=&quot;r&quot;;4;IF([.K5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5]=&quot;r&quot;;4;IF([.M5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5]=&quot;r&quot;;4;IF([.O5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5]=&quot;r&quot;;4;IF([.Q5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5]=&quot;r&quot;;5;IF([.S5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5]=&quot;r&quot;;5;IF([.U5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5]=&quot;r&quot;;5;IF([.W5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5]=&quot;r&quot;;5;IF([.Y55]=&quot;f&quot;;-1.25;0))" office:value-type="float" office:value="0" calcext:value-type="float">
            <text:p>0</text:p>
          </table:table-cell>
          <table:table-cell table:style-name="ce5" table:formula="of:=12+SUM([.D55:.Z5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6]=&quot;r&quot;;3;IF([.C5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6]=&quot;r&quot;;3;IF([.E5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6]=&quot;r&quot;;3;IF([.G5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6]=&quot;r&quot;;3;IF([.I5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6]=&quot;r&quot;;4;IF([.K5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6]=&quot;r&quot;;4;IF([.M5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6]=&quot;r&quot;;4;IF([.O5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6]=&quot;r&quot;;4;IF([.Q5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6]=&quot;r&quot;;5;IF([.S5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6]=&quot;r&quot;;5;IF([.U5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6]=&quot;r&quot;;5;IF([.W5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6]=&quot;r&quot;;5;IF([.Y56]=&quot;f&quot;;-1.25;0))" office:value-type="float" office:value="0" calcext:value-type="float">
            <text:p>0</text:p>
          </table:table-cell>
          <table:table-cell table:style-name="ce5" table:formula="of:=12+SUM([.D56:.Z5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7]=&quot;r&quot;;3;IF([.C5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7]=&quot;r&quot;;3;IF([.E5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7]=&quot;r&quot;;3;IF([.G5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7]=&quot;r&quot;;3;IF([.I5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7]=&quot;r&quot;;4;IF([.K5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7]=&quot;r&quot;;4;IF([.M5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7]=&quot;r&quot;;4;IF([.O5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7]=&quot;r&quot;;4;IF([.Q5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7]=&quot;r&quot;;5;IF([.S5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7]=&quot;r&quot;;5;IF([.U5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7]=&quot;r&quot;;5;IF([.W5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7]=&quot;r&quot;;5;IF([.Y57]=&quot;f&quot;;-1.25;0))" office:value-type="float" office:value="0" calcext:value-type="float">
            <text:p>0</text:p>
          </table:table-cell>
          <table:table-cell table:style-name="ce5" table:formula="of:=12+SUM([.D57:.Z5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8]=&quot;r&quot;;3;IF([.C5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8]=&quot;r&quot;;3;IF([.E5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8]=&quot;r&quot;;3;IF([.G5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8]=&quot;r&quot;;3;IF([.I5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8]=&quot;r&quot;;4;IF([.K5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8]=&quot;r&quot;;4;IF([.M5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8]=&quot;r&quot;;4;IF([.O5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8]=&quot;r&quot;;4;IF([.Q5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8]=&quot;r&quot;;5;IF([.S5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8]=&quot;r&quot;;5;IF([.U5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8]=&quot;r&quot;;5;IF([.W5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8]=&quot;r&quot;;5;IF([.Y58]=&quot;f&quot;;-1.25;0))" office:value-type="float" office:value="0" calcext:value-type="float">
            <text:p>0</text:p>
          </table:table-cell>
          <table:table-cell table:style-name="ce5" table:formula="of:=12+SUM([.D58:.Z5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59]=&quot;r&quot;;3;IF([.C5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59]=&quot;r&quot;;3;IF([.E5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59]=&quot;r&quot;;3;IF([.G5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59]=&quot;r&quot;;3;IF([.I5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59]=&quot;r&quot;;4;IF([.K5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59]=&quot;r&quot;;4;IF([.M5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59]=&quot;r&quot;;4;IF([.O5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59]=&quot;r&quot;;4;IF([.Q5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59]=&quot;r&quot;;5;IF([.S5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59]=&quot;r&quot;;5;IF([.U5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59]=&quot;r&quot;;5;IF([.W5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59]=&quot;r&quot;;5;IF([.Y59]=&quot;f&quot;;-1.25;0))" office:value-type="float" office:value="0" calcext:value-type="float">
            <text:p>0</text:p>
          </table:table-cell>
          <table:table-cell table:style-name="ce5" table:formula="of:=12+SUM([.D59:.Z5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0]=&quot;r&quot;;3;IF([.C6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0]=&quot;r&quot;;3;IF([.E6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0]=&quot;r&quot;;3;IF([.G6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0]=&quot;r&quot;;3;IF([.I6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0]=&quot;r&quot;;4;IF([.K6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0]=&quot;r&quot;;4;IF([.M6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0]=&quot;r&quot;;4;IF([.O6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0]=&quot;r&quot;;4;IF([.Q6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0]=&quot;r&quot;;5;IF([.S6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0]=&quot;r&quot;;5;IF([.U6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0]=&quot;r&quot;;5;IF([.W6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0]=&quot;r&quot;;5;IF([.Y60]=&quot;f&quot;;-1.25;0))" office:value-type="float" office:value="0" calcext:value-type="float">
            <text:p>0</text:p>
          </table:table-cell>
          <table:table-cell table:style-name="ce5" table:formula="of:=12+SUM([.D60:.Z6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1]=&quot;r&quot;;3;IF([.C6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1]=&quot;r&quot;;3;IF([.E6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1]=&quot;r&quot;;3;IF([.G6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1]=&quot;r&quot;;3;IF([.I6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1]=&quot;r&quot;;4;IF([.K6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1]=&quot;r&quot;;4;IF([.M6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1]=&quot;r&quot;;4;IF([.O6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1]=&quot;r&quot;;4;IF([.Q6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1]=&quot;r&quot;;5;IF([.S6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1]=&quot;r&quot;;5;IF([.U6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1]=&quot;r&quot;;5;IF([.W6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1]=&quot;r&quot;;5;IF([.Y61]=&quot;f&quot;;-1.25;0))" office:value-type="float" office:value="0" calcext:value-type="float">
            <text:p>0</text:p>
          </table:table-cell>
          <table:table-cell table:style-name="ce5" table:formula="of:=12+SUM([.D61:.Z6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2]=&quot;r&quot;;3;IF([.C6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2]=&quot;r&quot;;3;IF([.E6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2]=&quot;r&quot;;3;IF([.G6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2]=&quot;r&quot;;3;IF([.I6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2]=&quot;r&quot;;4;IF([.K6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2]=&quot;r&quot;;4;IF([.M6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2]=&quot;r&quot;;4;IF([.O6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2]=&quot;r&quot;;4;IF([.Q6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2]=&quot;r&quot;;5;IF([.S6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2]=&quot;r&quot;;5;IF([.U6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2]=&quot;r&quot;;5;IF([.W6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2]=&quot;r&quot;;5;IF([.Y62]=&quot;f&quot;;-1.25;0))" office:value-type="float" office:value="0" calcext:value-type="float">
            <text:p>0</text:p>
          </table:table-cell>
          <table:table-cell table:style-name="ce5" table:formula="of:=12+SUM([.D62:.Z6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3]=&quot;r&quot;;3;IF([.C6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3]=&quot;r&quot;;3;IF([.E6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3]=&quot;r&quot;;3;IF([.G6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3]=&quot;r&quot;;3;IF([.I6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3]=&quot;r&quot;;4;IF([.K6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3]=&quot;r&quot;;4;IF([.M6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3]=&quot;r&quot;;4;IF([.O6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3]=&quot;r&quot;;4;IF([.Q6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3]=&quot;r&quot;;5;IF([.S6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3]=&quot;r&quot;;5;IF([.U6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3]=&quot;r&quot;;5;IF([.W6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3]=&quot;r&quot;;5;IF([.Y63]=&quot;f&quot;;-1.25;0))" office:value-type="float" office:value="0" calcext:value-type="float">
            <text:p>0</text:p>
          </table:table-cell>
          <table:table-cell table:style-name="ce5" table:formula="of:=12+SUM([.D63:.Z6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4]=&quot;r&quot;;3;IF([.C6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4]=&quot;r&quot;;3;IF([.E6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4]=&quot;r&quot;;3;IF([.G6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4]=&quot;r&quot;;3;IF([.I6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4]=&quot;r&quot;;4;IF([.K6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4]=&quot;r&quot;;4;IF([.M6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4]=&quot;r&quot;;4;IF([.O6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4]=&quot;r&quot;;4;IF([.Q6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4]=&quot;r&quot;;5;IF([.S6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4]=&quot;r&quot;;5;IF([.U6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4]=&quot;r&quot;;5;IF([.W6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4]=&quot;r&quot;;5;IF([.Y64]=&quot;f&quot;;-1.25;0))" office:value-type="float" office:value="0" calcext:value-type="float">
            <text:p>0</text:p>
          </table:table-cell>
          <table:table-cell table:style-name="ce5" table:formula="of:=12+SUM([.D64:.Z6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5]=&quot;r&quot;;3;IF([.C6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5]=&quot;r&quot;;3;IF([.E6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5]=&quot;r&quot;;3;IF([.G6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5]=&quot;r&quot;;3;IF([.I6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5]=&quot;r&quot;;4;IF([.K6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5]=&quot;r&quot;;4;IF([.M6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5]=&quot;r&quot;;4;IF([.O6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5]=&quot;r&quot;;4;IF([.Q6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5]=&quot;r&quot;;5;IF([.S6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5]=&quot;r&quot;;5;IF([.U6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5]=&quot;r&quot;;5;IF([.W6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5]=&quot;r&quot;;5;IF([.Y65]=&quot;f&quot;;-1.25;0))" office:value-type="float" office:value="0" calcext:value-type="float">
            <text:p>0</text:p>
          </table:table-cell>
          <table:table-cell table:style-name="ce5" table:formula="of:=12+SUM([.D65:.Z6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6]=&quot;r&quot;;3;IF([.C6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6]=&quot;r&quot;;3;IF([.E6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6]=&quot;r&quot;;3;IF([.G6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6]=&quot;r&quot;;3;IF([.I6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6]=&quot;r&quot;;4;IF([.K6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6]=&quot;r&quot;;4;IF([.M6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6]=&quot;r&quot;;4;IF([.O6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6]=&quot;r&quot;;4;IF([.Q6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6]=&quot;r&quot;;5;IF([.S6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6]=&quot;r&quot;;5;IF([.U6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6]=&quot;r&quot;;5;IF([.W6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6]=&quot;r&quot;;5;IF([.Y66]=&quot;f&quot;;-1.25;0))" office:value-type="float" office:value="0" calcext:value-type="float">
            <text:p>0</text:p>
          </table:table-cell>
          <table:table-cell table:style-name="ce5" table:formula="of:=12+SUM([.D66:.Z6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7]=&quot;r&quot;;3;IF([.C6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7]=&quot;r&quot;;3;IF([.E6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7]=&quot;r&quot;;3;IF([.G6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7]=&quot;r&quot;;3;IF([.I6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7]=&quot;r&quot;;4;IF([.K6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7]=&quot;r&quot;;4;IF([.M6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7]=&quot;r&quot;;4;IF([.O6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7]=&quot;r&quot;;4;IF([.Q6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7]=&quot;r&quot;;5;IF([.S6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7]=&quot;r&quot;;5;IF([.U6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7]=&quot;r&quot;;5;IF([.W6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7]=&quot;r&quot;;5;IF([.Y67]=&quot;f&quot;;-1.25;0))" office:value-type="float" office:value="0" calcext:value-type="float">
            <text:p>0</text:p>
          </table:table-cell>
          <table:table-cell table:style-name="ce5" table:formula="of:=12+SUM([.D67:.Z6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8]=&quot;r&quot;;3;IF([.C6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8]=&quot;r&quot;;3;IF([.E6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8]=&quot;r&quot;;3;IF([.G6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8]=&quot;r&quot;;3;IF([.I6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8]=&quot;r&quot;;4;IF([.K6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8]=&quot;r&quot;;4;IF([.M6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8]=&quot;r&quot;;4;IF([.O6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8]=&quot;r&quot;;4;IF([.Q6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8]=&quot;r&quot;;5;IF([.S6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8]=&quot;r&quot;;5;IF([.U6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8]=&quot;r&quot;;5;IF([.W6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8]=&quot;r&quot;;5;IF([.Y68]=&quot;f&quot;;-1.25;0))" office:value-type="float" office:value="0" calcext:value-type="float">
            <text:p>0</text:p>
          </table:table-cell>
          <table:table-cell table:style-name="ce5" table:formula="of:=12+SUM([.D68:.Z6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69]=&quot;r&quot;;3;IF([.C6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69]=&quot;r&quot;;3;IF([.E6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69]=&quot;r&quot;;3;IF([.G6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69]=&quot;r&quot;;3;IF([.I6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69]=&quot;r&quot;;4;IF([.K6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69]=&quot;r&quot;;4;IF([.M6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69]=&quot;r&quot;;4;IF([.O6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69]=&quot;r&quot;;4;IF([.Q6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69]=&quot;r&quot;;5;IF([.S6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69]=&quot;r&quot;;5;IF([.U6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69]=&quot;r&quot;;5;IF([.W6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69]=&quot;r&quot;;5;IF([.Y69]=&quot;f&quot;;-1.25;0))" office:value-type="float" office:value="0" calcext:value-type="float">
            <text:p>0</text:p>
          </table:table-cell>
          <table:table-cell table:style-name="ce5" table:formula="of:=12+SUM([.D69:.Z6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0]=&quot;r&quot;;3;IF([.C7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0]=&quot;r&quot;;3;IF([.E7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0]=&quot;r&quot;;3;IF([.G7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0]=&quot;r&quot;;3;IF([.I7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0]=&quot;r&quot;;4;IF([.K7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0]=&quot;r&quot;;4;IF([.M7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0]=&quot;r&quot;;4;IF([.O7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0]=&quot;r&quot;;4;IF([.Q7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0]=&quot;r&quot;;5;IF([.S7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0]=&quot;r&quot;;5;IF([.U7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0]=&quot;r&quot;;5;IF([.W7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0]=&quot;r&quot;;5;IF([.Y70]=&quot;f&quot;;-1.25;0))" office:value-type="float" office:value="0" calcext:value-type="float">
            <text:p>0</text:p>
          </table:table-cell>
          <table:table-cell table:style-name="ce5" table:formula="of:=12+SUM([.D70:.Z7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1]=&quot;r&quot;;3;IF([.C7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1]=&quot;r&quot;;3;IF([.E7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1]=&quot;r&quot;;3;IF([.G7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1]=&quot;r&quot;;3;IF([.I7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1]=&quot;r&quot;;4;IF([.K7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1]=&quot;r&quot;;4;IF([.M7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1]=&quot;r&quot;;4;IF([.O7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1]=&quot;r&quot;;4;IF([.Q7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1]=&quot;r&quot;;5;IF([.S7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1]=&quot;r&quot;;5;IF([.U7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1]=&quot;r&quot;;5;IF([.W7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1]=&quot;r&quot;;5;IF([.Y71]=&quot;f&quot;;-1.25;0))" office:value-type="float" office:value="0" calcext:value-type="float">
            <text:p>0</text:p>
          </table:table-cell>
          <table:table-cell table:style-name="ce5" table:formula="of:=12+SUM([.D71:.Z7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2]=&quot;r&quot;;3;IF([.C7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2]=&quot;r&quot;;3;IF([.E7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2]=&quot;r&quot;;3;IF([.G7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2]=&quot;r&quot;;3;IF([.I7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2]=&quot;r&quot;;4;IF([.K7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2]=&quot;r&quot;;4;IF([.M7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2]=&quot;r&quot;;4;IF([.O7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2]=&quot;r&quot;;4;IF([.Q7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2]=&quot;r&quot;;5;IF([.S7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2]=&quot;r&quot;;5;IF([.U7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2]=&quot;r&quot;;5;IF([.W7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2]=&quot;r&quot;;5;IF([.Y72]=&quot;f&quot;;-1.25;0))" office:value-type="float" office:value="0" calcext:value-type="float">
            <text:p>0</text:p>
          </table:table-cell>
          <table:table-cell table:style-name="ce5" table:formula="of:=12+SUM([.D72:.Z7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3]=&quot;r&quot;;3;IF([.C7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3]=&quot;r&quot;;3;IF([.E7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3]=&quot;r&quot;;3;IF([.G7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3]=&quot;r&quot;;3;IF([.I7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3]=&quot;r&quot;;4;IF([.K7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3]=&quot;r&quot;;4;IF([.M7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3]=&quot;r&quot;;4;IF([.O7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3]=&quot;r&quot;;4;IF([.Q7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3]=&quot;r&quot;;5;IF([.S7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3]=&quot;r&quot;;5;IF([.U7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3]=&quot;r&quot;;5;IF([.W7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3]=&quot;r&quot;;5;IF([.Y73]=&quot;f&quot;;-1.25;0))" office:value-type="float" office:value="0" calcext:value-type="float">
            <text:p>0</text:p>
          </table:table-cell>
          <table:table-cell table:style-name="ce5" table:formula="of:=12+SUM([.D73:.Z7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4]=&quot;r&quot;;3;IF([.C7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4]=&quot;r&quot;;3;IF([.E7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4]=&quot;r&quot;;3;IF([.G7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4]=&quot;r&quot;;3;IF([.I7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4]=&quot;r&quot;;4;IF([.K7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4]=&quot;r&quot;;4;IF([.M7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4]=&quot;r&quot;;4;IF([.O7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4]=&quot;r&quot;;4;IF([.Q7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4]=&quot;r&quot;;5;IF([.S7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4]=&quot;r&quot;;5;IF([.U7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4]=&quot;r&quot;;5;IF([.W7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4]=&quot;r&quot;;5;IF([.Y74]=&quot;f&quot;;-1.25;0))" office:value-type="float" office:value="0" calcext:value-type="float">
            <text:p>0</text:p>
          </table:table-cell>
          <table:table-cell table:style-name="ce5" table:formula="of:=12+SUM([.D74:.Z7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5]=&quot;r&quot;;3;IF([.C7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5]=&quot;r&quot;;3;IF([.E7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5]=&quot;r&quot;;3;IF([.G7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5]=&quot;r&quot;;3;IF([.I7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5]=&quot;r&quot;;4;IF([.K7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5]=&quot;r&quot;;4;IF([.M7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5]=&quot;r&quot;;4;IF([.O7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5]=&quot;r&quot;;4;IF([.Q7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5]=&quot;r&quot;;5;IF([.S7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5]=&quot;r&quot;;5;IF([.U7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5]=&quot;r&quot;;5;IF([.W7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5]=&quot;r&quot;;5;IF([.Y75]=&quot;f&quot;;-1.25;0))" office:value-type="float" office:value="0" calcext:value-type="float">
            <text:p>0</text:p>
          </table:table-cell>
          <table:table-cell table:style-name="ce5" table:formula="of:=12+SUM([.D75:.Z7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6]=&quot;r&quot;;3;IF([.C7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6]=&quot;r&quot;;3;IF([.E7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6]=&quot;r&quot;;3;IF([.G7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6]=&quot;r&quot;;3;IF([.I7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6]=&quot;r&quot;;4;IF([.K7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6]=&quot;r&quot;;4;IF([.M7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6]=&quot;r&quot;;4;IF([.O7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6]=&quot;r&quot;;4;IF([.Q7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6]=&quot;r&quot;;5;IF([.S7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6]=&quot;r&quot;;5;IF([.U7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6]=&quot;r&quot;;5;IF([.W7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6]=&quot;r&quot;;5;IF([.Y76]=&quot;f&quot;;-1.25;0))" office:value-type="float" office:value="0" calcext:value-type="float">
            <text:p>0</text:p>
          </table:table-cell>
          <table:table-cell table:style-name="ce5" table:formula="of:=12+SUM([.D76:.Z7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7]=&quot;r&quot;;3;IF([.C7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7]=&quot;r&quot;;3;IF([.E7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7]=&quot;r&quot;;3;IF([.G7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7]=&quot;r&quot;;3;IF([.I7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7]=&quot;r&quot;;4;IF([.K7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7]=&quot;r&quot;;4;IF([.M7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7]=&quot;r&quot;;4;IF([.O7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7]=&quot;r&quot;;4;IF([.Q7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7]=&quot;r&quot;;5;IF([.S7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7]=&quot;r&quot;;5;IF([.U7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7]=&quot;r&quot;;5;IF([.W7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7]=&quot;r&quot;;5;IF([.Y77]=&quot;f&quot;;-1.25;0))" office:value-type="float" office:value="0" calcext:value-type="float">
            <text:p>0</text:p>
          </table:table-cell>
          <table:table-cell table:style-name="ce5" table:formula="of:=12+SUM([.D77:.Z7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8]=&quot;r&quot;;3;IF([.C7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8]=&quot;r&quot;;3;IF([.E7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8]=&quot;r&quot;;3;IF([.G7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8]=&quot;r&quot;;3;IF([.I7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8]=&quot;r&quot;;4;IF([.K7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8]=&quot;r&quot;;4;IF([.M7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8]=&quot;r&quot;;4;IF([.O7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8]=&quot;r&quot;;4;IF([.Q7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8]=&quot;r&quot;;5;IF([.S7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8]=&quot;r&quot;;5;IF([.U7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8]=&quot;r&quot;;5;IF([.W7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8]=&quot;r&quot;;5;IF([.Y78]=&quot;f&quot;;-1.25;0))" office:value-type="float" office:value="0" calcext:value-type="float">
            <text:p>0</text:p>
          </table:table-cell>
          <table:table-cell table:style-name="ce5" table:formula="of:=12+SUM([.D78:.Z7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79]=&quot;r&quot;;3;IF([.C7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79]=&quot;r&quot;;3;IF([.E7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79]=&quot;r&quot;;3;IF([.G7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79]=&quot;r&quot;;3;IF([.I7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79]=&quot;r&quot;;4;IF([.K7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79]=&quot;r&quot;;4;IF([.M7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79]=&quot;r&quot;;4;IF([.O7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79]=&quot;r&quot;;4;IF([.Q7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79]=&quot;r&quot;;5;IF([.S7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79]=&quot;r&quot;;5;IF([.U7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79]=&quot;r&quot;;5;IF([.W7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79]=&quot;r&quot;;5;IF([.Y79]=&quot;f&quot;;-1.25;0))" office:value-type="float" office:value="0" calcext:value-type="float">
            <text:p>0</text:p>
          </table:table-cell>
          <table:table-cell table:style-name="ce5" table:formula="of:=12+SUM([.D79:.Z7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0]=&quot;r&quot;;3;IF([.C8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0]=&quot;r&quot;;3;IF([.E8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0]=&quot;r&quot;;3;IF([.G8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0]=&quot;r&quot;;3;IF([.I8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0]=&quot;r&quot;;4;IF([.K8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0]=&quot;r&quot;;4;IF([.M8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0]=&quot;r&quot;;4;IF([.O8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0]=&quot;r&quot;;4;IF([.Q8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0]=&quot;r&quot;;5;IF([.S8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0]=&quot;r&quot;;5;IF([.U8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0]=&quot;r&quot;;5;IF([.W8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0]=&quot;r&quot;;5;IF([.Y80]=&quot;f&quot;;-1.25;0))" office:value-type="float" office:value="0" calcext:value-type="float">
            <text:p>0</text:p>
          </table:table-cell>
          <table:table-cell table:style-name="ce5" table:formula="of:=12+SUM([.D80:.Z8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1]=&quot;r&quot;;3;IF([.C8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1]=&quot;r&quot;;3;IF([.E8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1]=&quot;r&quot;;3;IF([.G8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1]=&quot;r&quot;;3;IF([.I8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1]=&quot;r&quot;;4;IF([.K8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1]=&quot;r&quot;;4;IF([.M8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1]=&quot;r&quot;;4;IF([.O8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1]=&quot;r&quot;;4;IF([.Q8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1]=&quot;r&quot;;5;IF([.S8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1]=&quot;r&quot;;5;IF([.U8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1]=&quot;r&quot;;5;IF([.W8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1]=&quot;r&quot;;5;IF([.Y81]=&quot;f&quot;;-1.25;0))" office:value-type="float" office:value="0" calcext:value-type="float">
            <text:p>0</text:p>
          </table:table-cell>
          <table:table-cell table:style-name="ce5" table:formula="of:=12+SUM([.D81:.Z8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2]=&quot;r&quot;;3;IF([.C8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2]=&quot;r&quot;;3;IF([.E8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2]=&quot;r&quot;;3;IF([.G8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2]=&quot;r&quot;;3;IF([.I8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2]=&quot;r&quot;;4;IF([.K8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2]=&quot;r&quot;;4;IF([.M8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2]=&quot;r&quot;;4;IF([.O8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2]=&quot;r&quot;;4;IF([.Q8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2]=&quot;r&quot;;5;IF([.S8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2]=&quot;r&quot;;5;IF([.U8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2]=&quot;r&quot;;5;IF([.W8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2]=&quot;r&quot;;5;IF([.Y82]=&quot;f&quot;;-1.25;0))" office:value-type="float" office:value="0" calcext:value-type="float">
            <text:p>0</text:p>
          </table:table-cell>
          <table:table-cell table:style-name="ce5" table:formula="of:=12+SUM([.D82:.Z8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3]=&quot;r&quot;;3;IF([.C8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3]=&quot;r&quot;;3;IF([.E8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3]=&quot;r&quot;;3;IF([.G8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3]=&quot;r&quot;;3;IF([.I8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3]=&quot;r&quot;;4;IF([.K8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3]=&quot;r&quot;;4;IF([.M8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3]=&quot;r&quot;;4;IF([.O8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3]=&quot;r&quot;;4;IF([.Q8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3]=&quot;r&quot;;5;IF([.S8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3]=&quot;r&quot;;5;IF([.U8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3]=&quot;r&quot;;5;IF([.W8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3]=&quot;r&quot;;5;IF([.Y83]=&quot;f&quot;;-1.25;0))" office:value-type="float" office:value="0" calcext:value-type="float">
            <text:p>0</text:p>
          </table:table-cell>
          <table:table-cell table:style-name="ce5" table:formula="of:=12+SUM([.D83:.Z8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4]=&quot;r&quot;;3;IF([.C8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4]=&quot;r&quot;;3;IF([.E8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4]=&quot;r&quot;;3;IF([.G8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4]=&quot;r&quot;;3;IF([.I8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4]=&quot;r&quot;;4;IF([.K8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4]=&quot;r&quot;;4;IF([.M8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4]=&quot;r&quot;;4;IF([.O8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4]=&quot;r&quot;;4;IF([.Q8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4]=&quot;r&quot;;5;IF([.S8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4]=&quot;r&quot;;5;IF([.U8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4]=&quot;r&quot;;5;IF([.W8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4]=&quot;r&quot;;5;IF([.Y84]=&quot;f&quot;;-1.25;0))" office:value-type="float" office:value="0" calcext:value-type="float">
            <text:p>0</text:p>
          </table:table-cell>
          <table:table-cell table:style-name="ce5" table:formula="of:=12+SUM([.D84:.Z8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5]=&quot;r&quot;;3;IF([.C8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5]=&quot;r&quot;;3;IF([.E8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5]=&quot;r&quot;;3;IF([.G8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5]=&quot;r&quot;;3;IF([.I8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5]=&quot;r&quot;;4;IF([.K8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5]=&quot;r&quot;;4;IF([.M8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5]=&quot;r&quot;;4;IF([.O8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5]=&quot;r&quot;;4;IF([.Q8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5]=&quot;r&quot;;5;IF([.S8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5]=&quot;r&quot;;5;IF([.U8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5]=&quot;r&quot;;5;IF([.W8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5]=&quot;r&quot;;5;IF([.Y85]=&quot;f&quot;;-1.25;0))" office:value-type="float" office:value="0" calcext:value-type="float">
            <text:p>0</text:p>
          </table:table-cell>
          <table:table-cell table:style-name="ce5" table:formula="of:=12+SUM([.D85:.Z8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6]=&quot;r&quot;;3;IF([.C8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6]=&quot;r&quot;;3;IF([.E8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6]=&quot;r&quot;;3;IF([.G8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6]=&quot;r&quot;;3;IF([.I8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6]=&quot;r&quot;;4;IF([.K8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6]=&quot;r&quot;;4;IF([.M8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6]=&quot;r&quot;;4;IF([.O8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6]=&quot;r&quot;;4;IF([.Q8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6]=&quot;r&quot;;5;IF([.S8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6]=&quot;r&quot;;5;IF([.U8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6]=&quot;r&quot;;5;IF([.W8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6]=&quot;r&quot;;5;IF([.Y86]=&quot;f&quot;;-1.25;0))" office:value-type="float" office:value="0" calcext:value-type="float">
            <text:p>0</text:p>
          </table:table-cell>
          <table:table-cell table:style-name="ce5" table:formula="of:=12+SUM([.D86:.Z8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7]=&quot;r&quot;;3;IF([.C8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7]=&quot;r&quot;;3;IF([.E8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7]=&quot;r&quot;;3;IF([.G8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7]=&quot;r&quot;;3;IF([.I8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7]=&quot;r&quot;;4;IF([.K8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7]=&quot;r&quot;;4;IF([.M8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7]=&quot;r&quot;;4;IF([.O8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7]=&quot;r&quot;;4;IF([.Q8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7]=&quot;r&quot;;5;IF([.S8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7]=&quot;r&quot;;5;IF([.U8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7]=&quot;r&quot;;5;IF([.W8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7]=&quot;r&quot;;5;IF([.Y87]=&quot;f&quot;;-1.25;0))" office:value-type="float" office:value="0" calcext:value-type="float">
            <text:p>0</text:p>
          </table:table-cell>
          <table:table-cell table:style-name="ce5" table:formula="of:=12+SUM([.D87:.Z8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8]=&quot;r&quot;;3;IF([.C8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8]=&quot;r&quot;;3;IF([.E8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8]=&quot;r&quot;;3;IF([.G8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8]=&quot;r&quot;;3;IF([.I8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8]=&quot;r&quot;;4;IF([.K8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8]=&quot;r&quot;;4;IF([.M8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8]=&quot;r&quot;;4;IF([.O8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8]=&quot;r&quot;;4;IF([.Q8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8]=&quot;r&quot;;5;IF([.S8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8]=&quot;r&quot;;5;IF([.U8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8]=&quot;r&quot;;5;IF([.W8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8]=&quot;r&quot;;5;IF([.Y88]=&quot;f&quot;;-1.25;0))" office:value-type="float" office:value="0" calcext:value-type="float">
            <text:p>0</text:p>
          </table:table-cell>
          <table:table-cell table:style-name="ce5" table:formula="of:=12+SUM([.D88:.Z8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89]=&quot;r&quot;;3;IF([.C8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89]=&quot;r&quot;;3;IF([.E8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89]=&quot;r&quot;;3;IF([.G8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89]=&quot;r&quot;;3;IF([.I8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89]=&quot;r&quot;;4;IF([.K8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89]=&quot;r&quot;;4;IF([.M8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89]=&quot;r&quot;;4;IF([.O8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89]=&quot;r&quot;;4;IF([.Q8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89]=&quot;r&quot;;5;IF([.S8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89]=&quot;r&quot;;5;IF([.U8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89]=&quot;r&quot;;5;IF([.W8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89]=&quot;r&quot;;5;IF([.Y89]=&quot;f&quot;;-1.25;0))" office:value-type="float" office:value="0" calcext:value-type="float">
            <text:p>0</text:p>
          </table:table-cell>
          <table:table-cell table:style-name="ce5" table:formula="of:=12+SUM([.D89:.Z8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0]=&quot;r&quot;;3;IF([.C9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0]=&quot;r&quot;;3;IF([.E9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0]=&quot;r&quot;;3;IF([.G9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0]=&quot;r&quot;;3;IF([.I9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0]=&quot;r&quot;;4;IF([.K9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0]=&quot;r&quot;;4;IF([.M9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0]=&quot;r&quot;;4;IF([.O9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0]=&quot;r&quot;;4;IF([.Q9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0]=&quot;r&quot;;5;IF([.S9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0]=&quot;r&quot;;5;IF([.U9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0]=&quot;r&quot;;5;IF([.W9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0]=&quot;r&quot;;5;IF([.Y90]=&quot;f&quot;;-1.25;0))" office:value-type="float" office:value="0" calcext:value-type="float">
            <text:p>0</text:p>
          </table:table-cell>
          <table:table-cell table:style-name="ce5" table:formula="of:=12+SUM([.D90:.Z9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1]=&quot;r&quot;;3;IF([.C9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1]=&quot;r&quot;;3;IF([.E9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1]=&quot;r&quot;;3;IF([.G9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1]=&quot;r&quot;;3;IF([.I9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1]=&quot;r&quot;;4;IF([.K9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1]=&quot;r&quot;;4;IF([.M9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1]=&quot;r&quot;;4;IF([.O9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1]=&quot;r&quot;;4;IF([.Q9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1]=&quot;r&quot;;5;IF([.S9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1]=&quot;r&quot;;5;IF([.U9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1]=&quot;r&quot;;5;IF([.W9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1]=&quot;r&quot;;5;IF([.Y91]=&quot;f&quot;;-1.25;0))" office:value-type="float" office:value="0" calcext:value-type="float">
            <text:p>0</text:p>
          </table:table-cell>
          <table:table-cell table:style-name="ce5" table:formula="of:=12+SUM([.D91:.Z9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2]=&quot;r&quot;;3;IF([.C9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2]=&quot;r&quot;;3;IF([.E9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2]=&quot;r&quot;;3;IF([.G9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2]=&quot;r&quot;;3;IF([.I9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2]=&quot;r&quot;;4;IF([.K9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2]=&quot;r&quot;;4;IF([.M9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2]=&quot;r&quot;;4;IF([.O9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2]=&quot;r&quot;;4;IF([.Q9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2]=&quot;r&quot;;5;IF([.S9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2]=&quot;r&quot;;5;IF([.U9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2]=&quot;r&quot;;5;IF([.W9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2]=&quot;r&quot;;5;IF([.Y92]=&quot;f&quot;;-1.25;0))" office:value-type="float" office:value="0" calcext:value-type="float">
            <text:p>0</text:p>
          </table:table-cell>
          <table:table-cell table:style-name="ce5" table:formula="of:=12+SUM([.D92:.Z9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3]=&quot;r&quot;;3;IF([.C9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3]=&quot;r&quot;;3;IF([.E9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3]=&quot;r&quot;;3;IF([.G9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3]=&quot;r&quot;;3;IF([.I9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3]=&quot;r&quot;;4;IF([.K9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3]=&quot;r&quot;;4;IF([.M9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3]=&quot;r&quot;;4;IF([.O9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3]=&quot;r&quot;;4;IF([.Q9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3]=&quot;r&quot;;5;IF([.S9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3]=&quot;r&quot;;5;IF([.U9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3]=&quot;r&quot;;5;IF([.W9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3]=&quot;r&quot;;5;IF([.Y93]=&quot;f&quot;;-1.25;0))" office:value-type="float" office:value="0" calcext:value-type="float">
            <text:p>0</text:p>
          </table:table-cell>
          <table:table-cell table:style-name="ce5" table:formula="of:=12+SUM([.D93:.Z9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4]=&quot;r&quot;;3;IF([.C9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4]=&quot;r&quot;;3;IF([.E9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4]=&quot;r&quot;;3;IF([.G9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4]=&quot;r&quot;;3;IF([.I9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4]=&quot;r&quot;;4;IF([.K9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4]=&quot;r&quot;;4;IF([.M9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4]=&quot;r&quot;;4;IF([.O9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4]=&quot;r&quot;;4;IF([.Q9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4]=&quot;r&quot;;5;IF([.S9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4]=&quot;r&quot;;5;IF([.U9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4]=&quot;r&quot;;5;IF([.W9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4]=&quot;r&quot;;5;IF([.Y94]=&quot;f&quot;;-1.25;0))" office:value-type="float" office:value="0" calcext:value-type="float">
            <text:p>0</text:p>
          </table:table-cell>
          <table:table-cell table:style-name="ce5" table:formula="of:=12+SUM([.D94:.Z9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5]=&quot;r&quot;;3;IF([.C9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5]=&quot;r&quot;;3;IF([.E9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5]=&quot;r&quot;;3;IF([.G9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5]=&quot;r&quot;;3;IF([.I9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5]=&quot;r&quot;;4;IF([.K9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5]=&quot;r&quot;;4;IF([.M9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5]=&quot;r&quot;;4;IF([.O9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5]=&quot;r&quot;;4;IF([.Q9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5]=&quot;r&quot;;5;IF([.S9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5]=&quot;r&quot;;5;IF([.U9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5]=&quot;r&quot;;5;IF([.W9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5]=&quot;r&quot;;5;IF([.Y95]=&quot;f&quot;;-1.25;0))" office:value-type="float" office:value="0" calcext:value-type="float">
            <text:p>0</text:p>
          </table:table-cell>
          <table:table-cell table:style-name="ce5" table:formula="of:=12+SUM([.D95:.Z9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6]=&quot;r&quot;;3;IF([.C9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6]=&quot;r&quot;;3;IF([.E9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6]=&quot;r&quot;;3;IF([.G9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6]=&quot;r&quot;;3;IF([.I9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6]=&quot;r&quot;;4;IF([.K9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6]=&quot;r&quot;;4;IF([.M9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6]=&quot;r&quot;;4;IF([.O9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6]=&quot;r&quot;;4;IF([.Q9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6]=&quot;r&quot;;5;IF([.S9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6]=&quot;r&quot;;5;IF([.U9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6]=&quot;r&quot;;5;IF([.W9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6]=&quot;r&quot;;5;IF([.Y96]=&quot;f&quot;;-1.25;0))" office:value-type="float" office:value="0" calcext:value-type="float">
            <text:p>0</text:p>
          </table:table-cell>
          <table:table-cell table:style-name="ce5" table:formula="of:=12+SUM([.D96:.Z9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7]=&quot;r&quot;;3;IF([.C9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7]=&quot;r&quot;;3;IF([.E9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7]=&quot;r&quot;;3;IF([.G9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7]=&quot;r&quot;;3;IF([.I9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7]=&quot;r&quot;;4;IF([.K9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7]=&quot;r&quot;;4;IF([.M9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7]=&quot;r&quot;;4;IF([.O9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7]=&quot;r&quot;;4;IF([.Q9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7]=&quot;r&quot;;5;IF([.S9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7]=&quot;r&quot;;5;IF([.U9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7]=&quot;r&quot;;5;IF([.W9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7]=&quot;r&quot;;5;IF([.Y97]=&quot;f&quot;;-1.25;0))" office:value-type="float" office:value="0" calcext:value-type="float">
            <text:p>0</text:p>
          </table:table-cell>
          <table:table-cell table:style-name="ce5" table:formula="of:=12+SUM([.D97:.Z9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8]=&quot;r&quot;;3;IF([.C9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8]=&quot;r&quot;;3;IF([.E9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8]=&quot;r&quot;;3;IF([.G9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8]=&quot;r&quot;;3;IF([.I9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8]=&quot;r&quot;;4;IF([.K9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8]=&quot;r&quot;;4;IF([.M9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8]=&quot;r&quot;;4;IF([.O9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8]=&quot;r&quot;;4;IF([.Q9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8]=&quot;r&quot;;5;IF([.S9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8]=&quot;r&quot;;5;IF([.U9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8]=&quot;r&quot;;5;IF([.W9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8]=&quot;r&quot;;5;IF([.Y98]=&quot;f&quot;;-1.25;0))" office:value-type="float" office:value="0" calcext:value-type="float">
            <text:p>0</text:p>
          </table:table-cell>
          <table:table-cell table:style-name="ce5" table:formula="of:=12+SUM([.D98:.Z9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99]=&quot;r&quot;;3;IF([.C9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99]=&quot;r&quot;;3;IF([.E9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99]=&quot;r&quot;;3;IF([.G9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99]=&quot;r&quot;;3;IF([.I9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99]=&quot;r&quot;;4;IF([.K9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99]=&quot;r&quot;;4;IF([.M9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99]=&quot;r&quot;;4;IF([.O9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99]=&quot;r&quot;;4;IF([.Q9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99]=&quot;r&quot;;5;IF([.S9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99]=&quot;r&quot;;5;IF([.U9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99]=&quot;r&quot;;5;IF([.W9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99]=&quot;r&quot;;5;IF([.Y99]=&quot;f&quot;;-1.25;0))" office:value-type="float" office:value="0" calcext:value-type="float">
            <text:p>0</text:p>
          </table:table-cell>
          <table:table-cell table:style-name="ce5" table:formula="of:=12+SUM([.D99:.Z9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0]=&quot;r&quot;;3;IF([.C10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0]=&quot;r&quot;;3;IF([.E10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0]=&quot;r&quot;;3;IF([.G10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0]=&quot;r&quot;;3;IF([.I10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0]=&quot;r&quot;;4;IF([.K10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0]=&quot;r&quot;;4;IF([.M10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0]=&quot;r&quot;;4;IF([.O10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0]=&quot;r&quot;;4;IF([.Q10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0]=&quot;r&quot;;5;IF([.S10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0]=&quot;r&quot;;5;IF([.U10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0]=&quot;r&quot;;5;IF([.W10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0]=&quot;r&quot;;5;IF([.Y100]=&quot;f&quot;;-1.25;0))" office:value-type="float" office:value="0" calcext:value-type="float">
            <text:p>0</text:p>
          </table:table-cell>
          <table:table-cell table:style-name="ce5" table:formula="of:=12+SUM([.D100:.Z10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1]=&quot;r&quot;;3;IF([.C10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1]=&quot;r&quot;;3;IF([.E10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1]=&quot;r&quot;;3;IF([.G10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1]=&quot;r&quot;;3;IF([.I10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1]=&quot;r&quot;;4;IF([.K10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1]=&quot;r&quot;;4;IF([.M10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1]=&quot;r&quot;;4;IF([.O10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1]=&quot;r&quot;;4;IF([.Q10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1]=&quot;r&quot;;5;IF([.S10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1]=&quot;r&quot;;5;IF([.U10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1]=&quot;r&quot;;5;IF([.W10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1]=&quot;r&quot;;5;IF([.Y101]=&quot;f&quot;;-1.25;0))" office:value-type="float" office:value="0" calcext:value-type="float">
            <text:p>0</text:p>
          </table:table-cell>
          <table:table-cell table:style-name="ce5" table:formula="of:=12+SUM([.D101:.Z10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2]=&quot;r&quot;;3;IF([.C10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2]=&quot;r&quot;;3;IF([.E10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2]=&quot;r&quot;;3;IF([.G10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2]=&quot;r&quot;;3;IF([.I10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2]=&quot;r&quot;;4;IF([.K10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2]=&quot;r&quot;;4;IF([.M10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2]=&quot;r&quot;;4;IF([.O10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2]=&quot;r&quot;;4;IF([.Q10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2]=&quot;r&quot;;5;IF([.S10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2]=&quot;r&quot;;5;IF([.U10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2]=&quot;r&quot;;5;IF([.W10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2]=&quot;r&quot;;5;IF([.Y102]=&quot;f&quot;;-1.25;0))" office:value-type="float" office:value="0" calcext:value-type="float">
            <text:p>0</text:p>
          </table:table-cell>
          <table:table-cell table:style-name="ce5" table:formula="of:=12+SUM([.D102:.Z10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3]=&quot;r&quot;;3;IF([.C10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3]=&quot;r&quot;;3;IF([.E10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3]=&quot;r&quot;;3;IF([.G10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3]=&quot;r&quot;;3;IF([.I10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3]=&quot;r&quot;;4;IF([.K10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3]=&quot;r&quot;;4;IF([.M10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3]=&quot;r&quot;;4;IF([.O10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3]=&quot;r&quot;;4;IF([.Q10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3]=&quot;r&quot;;5;IF([.S10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3]=&quot;r&quot;;5;IF([.U10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3]=&quot;r&quot;;5;IF([.W10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3]=&quot;r&quot;;5;IF([.Y103]=&quot;f&quot;;-1.25;0))" office:value-type="float" office:value="0" calcext:value-type="float">
            <text:p>0</text:p>
          </table:table-cell>
          <table:table-cell table:style-name="ce5" table:formula="of:=12+SUM([.D103:.Z10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4]=&quot;r&quot;;3;IF([.C10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4]=&quot;r&quot;;3;IF([.E10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4]=&quot;r&quot;;3;IF([.G10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4]=&quot;r&quot;;3;IF([.I10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4]=&quot;r&quot;;4;IF([.K10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4]=&quot;r&quot;;4;IF([.M10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4]=&quot;r&quot;;4;IF([.O10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4]=&quot;r&quot;;4;IF([.Q10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4]=&quot;r&quot;;5;IF([.S10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4]=&quot;r&quot;;5;IF([.U10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4]=&quot;r&quot;;5;IF([.W10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4]=&quot;r&quot;;5;IF([.Y104]=&quot;f&quot;;-1.25;0))" office:value-type="float" office:value="0" calcext:value-type="float">
            <text:p>0</text:p>
          </table:table-cell>
          <table:table-cell table:style-name="ce5" table:formula="of:=12+SUM([.D104:.Z10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5]=&quot;r&quot;;3;IF([.C10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5]=&quot;r&quot;;3;IF([.E10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5]=&quot;r&quot;;3;IF([.G105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5]=&quot;r&quot;;3;IF([.I105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5]=&quot;r&quot;;4;IF([.K10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5]=&quot;r&quot;;4;IF([.M10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5]=&quot;r&quot;;4;IF([.O105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5]=&quot;r&quot;;4;IF([.Q105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5]=&quot;r&quot;;5;IF([.S10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5]=&quot;r&quot;;5;IF([.U10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5]=&quot;r&quot;;5;IF([.W105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5]=&quot;r&quot;;5;IF([.Y105]=&quot;f&quot;;-1.25;0))" office:value-type="float" office:value="0" calcext:value-type="float">
            <text:p>0</text:p>
          </table:table-cell>
          <table:table-cell table:style-name="ce5" table:formula="of:=12+SUM([.D105:.Z105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6]=&quot;r&quot;;3;IF([.C10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6]=&quot;r&quot;;3;IF([.E10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6]=&quot;r&quot;;3;IF([.G106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6]=&quot;r&quot;;3;IF([.I106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6]=&quot;r&quot;;4;IF([.K10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6]=&quot;r&quot;;4;IF([.M10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6]=&quot;r&quot;;4;IF([.O106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6]=&quot;r&quot;;4;IF([.Q106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6]=&quot;r&quot;;5;IF([.S10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6]=&quot;r&quot;;5;IF([.U10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6]=&quot;r&quot;;5;IF([.W106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6]=&quot;r&quot;;5;IF([.Y106]=&quot;f&quot;;-1.25;0))" office:value-type="float" office:value="0" calcext:value-type="float">
            <text:p>0</text:p>
          </table:table-cell>
          <table:table-cell table:style-name="ce5" table:formula="of:=12+SUM([.D106:.Z10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7]=&quot;r&quot;;3;IF([.C10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7]=&quot;r&quot;;3;IF([.E10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7]=&quot;r&quot;;3;IF([.G107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7]=&quot;r&quot;;3;IF([.I107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7]=&quot;r&quot;;4;IF([.K10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7]=&quot;r&quot;;4;IF([.M10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7]=&quot;r&quot;;4;IF([.O107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7]=&quot;r&quot;;4;IF([.Q107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7]=&quot;r&quot;;5;IF([.S10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7]=&quot;r&quot;;5;IF([.U10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7]=&quot;r&quot;;5;IF([.W107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7]=&quot;r&quot;;5;IF([.Y107]=&quot;f&quot;;-1.25;0))" office:value-type="float" office:value="0" calcext:value-type="float">
            <text:p>0</text:p>
          </table:table-cell>
          <table:table-cell table:style-name="ce5" table:formula="of:=12+SUM([.D107:.Z10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8]=&quot;r&quot;;3;IF([.C10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8]=&quot;r&quot;;3;IF([.E10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8]=&quot;r&quot;;3;IF([.G108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8]=&quot;r&quot;;3;IF([.I108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8]=&quot;r&quot;;4;IF([.K10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8]=&quot;r&quot;;4;IF([.M10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8]=&quot;r&quot;;4;IF([.O108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8]=&quot;r&quot;;4;IF([.Q108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8]=&quot;r&quot;;5;IF([.S10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8]=&quot;r&quot;;5;IF([.U10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8]=&quot;r&quot;;5;IF([.W108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8]=&quot;r&quot;;5;IF([.Y108]=&quot;f&quot;;-1.25;0))" office:value-type="float" office:value="0" calcext:value-type="float">
            <text:p>0</text:p>
          </table:table-cell>
          <table:table-cell table:style-name="ce5" table:formula="of:=12+SUM([.D108:.Z108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09]=&quot;r&quot;;3;IF([.C10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09]=&quot;r&quot;;3;IF([.E10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09]=&quot;r&quot;;3;IF([.G109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09]=&quot;r&quot;;3;IF([.I109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09]=&quot;r&quot;;4;IF([.K10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09]=&quot;r&quot;;4;IF([.M10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09]=&quot;r&quot;;4;IF([.O109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09]=&quot;r&quot;;4;IF([.Q109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09]=&quot;r&quot;;5;IF([.S10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09]=&quot;r&quot;;5;IF([.U10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09]=&quot;r&quot;;5;IF([.W109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09]=&quot;r&quot;;5;IF([.Y109]=&quot;f&quot;;-1.25;0))" office:value-type="float" office:value="0" calcext:value-type="float">
            <text:p>0</text:p>
          </table:table-cell>
          <table:table-cell table:style-name="ce5" table:formula="of:=12+SUM([.D109:.Z109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10]=&quot;r&quot;;3;IF([.C11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10]=&quot;r&quot;;3;IF([.E11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10]=&quot;r&quot;;3;IF([.G110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10]=&quot;r&quot;;3;IF([.I110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10]=&quot;r&quot;;4;IF([.K11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10]=&quot;r&quot;;4;IF([.M11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10]=&quot;r&quot;;4;IF([.O110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10]=&quot;r&quot;;4;IF([.Q110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10]=&quot;r&quot;;5;IF([.S11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10]=&quot;r&quot;;5;IF([.U11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10]=&quot;r&quot;;5;IF([.W110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10]=&quot;r&quot;;5;IF([.Y110]=&quot;f&quot;;-1.25;0))" office:value-type="float" office:value="0" calcext:value-type="float">
            <text:p>0</text:p>
          </table:table-cell>
          <table:table-cell table:style-name="ce5" table:formula="of:=12+SUM([.D110:.Z110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11]=&quot;r&quot;;3;IF([.C11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11]=&quot;r&quot;;3;IF([.E11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11]=&quot;r&quot;;3;IF([.G111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11]=&quot;r&quot;;3;IF([.I111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11]=&quot;r&quot;;4;IF([.K11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11]=&quot;r&quot;;4;IF([.M11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11]=&quot;r&quot;;4;IF([.O111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11]=&quot;r&quot;;4;IF([.Q111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11]=&quot;r&quot;;5;IF([.S11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11]=&quot;r&quot;;5;IF([.U11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11]=&quot;r&quot;;5;IF([.W111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11]=&quot;r&quot;;5;IF([.Y111]=&quot;f&quot;;-1.25;0))" office:value-type="float" office:value="0" calcext:value-type="float">
            <text:p>0</text:p>
          </table:table-cell>
          <table:table-cell table:style-name="ce5" table:formula="of:=12+SUM([.D111:.Z111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12]=&quot;r&quot;;3;IF([.C11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12]=&quot;r&quot;;3;IF([.E11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12]=&quot;r&quot;;3;IF([.G112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12]=&quot;r&quot;;3;IF([.I112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12]=&quot;r&quot;;4;IF([.K11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12]=&quot;r&quot;;4;IF([.M11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12]=&quot;r&quot;;4;IF([.O112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12]=&quot;r&quot;;4;IF([.Q112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12]=&quot;r&quot;;5;IF([.S11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12]=&quot;r&quot;;5;IF([.U11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12]=&quot;r&quot;;5;IF([.W112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12]=&quot;r&quot;;5;IF([.Y112]=&quot;f&quot;;-1.25;0))" office:value-type="float" office:value="0" calcext:value-type="float">
            <text:p>0</text:p>
          </table:table-cell>
          <table:table-cell table:style-name="ce5" table:formula="of:=12+SUM([.D112:.Z112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13]=&quot;r&quot;;3;IF([.C11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13]=&quot;r&quot;;3;IF([.E11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13]=&quot;r&quot;;3;IF([.G113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13]=&quot;r&quot;;3;IF([.I113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13]=&quot;r&quot;;4;IF([.K11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13]=&quot;r&quot;;4;IF([.M11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13]=&quot;r&quot;;4;IF([.O113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13]=&quot;r&quot;;4;IF([.Q113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13]=&quot;r&quot;;5;IF([.S11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13]=&quot;r&quot;;5;IF([.U11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13]=&quot;r&quot;;5;IF([.W113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13]=&quot;r&quot;;5;IF([.Y113]=&quot;f&quot;;-1.25;0))" office:value-type="float" office:value="0" calcext:value-type="float">
            <text:p>0</text:p>
          </table:table-cell>
          <table:table-cell table:style-name="ce5" table:formula="of:=12+SUM([.D113:.Z11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10"/>
          <table:table-cell table:style-name="ce5" table:formula="of:=IF([.C114]=&quot;r&quot;;3;IF([.C11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E114]=&quot;r&quot;;3;IF([.E11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G114]=&quot;r&quot;;3;IF([.G114]=&quot;f&quot;;-0.75;0))" office:value-type="float" office:value="0" calcext:value-type="float">
            <text:p>0</text:p>
          </table:table-cell>
          <table:table-cell table:style-name="ce10"/>
          <table:table-cell table:style-name="ce5" table:formula="of:=IF([.I114]=&quot;r&quot;;3;IF([.I114]=&quot;f&quot;;-0.75;0))" office:value-type="float" office:value="0" calcext:value-type="float">
            <text:p>0</text:p>
          </table:table-cell>
          <table:table-cell table:style-name="ce14"/>
          <table:table-cell table:style-name="ce5" table:formula="of:=IF([.K114]=&quot;r&quot;;4;IF([.K11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M114]=&quot;r&quot;;4;IF([.M11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O114]=&quot;r&quot;;4;IF([.O114]=&quot;f&quot;;-1;0))" office:value-type="float" office:value="0" calcext:value-type="float">
            <text:p>0</text:p>
          </table:table-cell>
          <table:table-cell table:style-name="ce14"/>
          <table:table-cell table:style-name="ce5" table:formula="of:=IF([.Q114]=&quot;r&quot;;4;IF([.Q114]=&quot;f&quot;;-1;0))" office:value-type="float" office:value="0" calcext:value-type="float">
            <text:p>0</text:p>
          </table:table-cell>
          <table:table-cell table:style-name="ce15"/>
          <table:table-cell table:style-name="ce5" table:formula="of:=IF([.S114]=&quot;r&quot;;5;IF([.S11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U114]=&quot;r&quot;;5;IF([.U11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W114]=&quot;r&quot;;5;IF([.W114]=&quot;f&quot;;-1.25;0))" office:value-type="float" office:value="0" calcext:value-type="float">
            <text:p>0</text:p>
          </table:table-cell>
          <table:table-cell table:style-name="ce15"/>
          <table:table-cell table:style-name="ce5" table:formula="of:=IF([.Y114]=&quot;r&quot;;5;IF([.Y114]=&quot;f&quot;;-1.25;0))" office:value-type="float" office:value="0" calcext:value-type="float">
            <text:p>0</text:p>
          </table:table-cell>
          <table:table-cell table:style-name="ce5" table:formula="of:=12+SUM([.D114:.Z11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Musab</text:p>
          </table:table-cell>
          <table:table-cell table:style-name="ce3"/>
          <table:table-cell table:style-name="ce10" office:value-type="string" calcext:value-type="string">
            <text:p>f</text:p>
          </table:table-cell>
          <table:table-cell table:style-name="ce5" table:formula="of:=IF([.C115]=&quot;r&quot;;3;IF([.C115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15]=&quot;r&quot;;3;IF([.E115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15]=&quot;r&quot;;3;IF([.G115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I115]=&quot;r&quot;;3;IF([.I115]=&quot;f&quot;;-0.75;0))" office:value-type="float" office:value="-0.75" calcext:value-type="float">
            <text:p>-0,75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K115]=&quot;r&quot;;4;IF([.K115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15]=&quot;r&quot;;4;IF([.M115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O115]=&quot;r&quot;;4;IF([.O115]=&quot;f&quot;;-1;0))" office:value-type="float" office:value="4" calcext:value-type="float">
            <text:p>4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Q115]=&quot;r&quot;;4;IF([.Q115]=&quot;f&quot;;-1;0))" office:value-type="float" office:value="-1" calcext:value-type="float">
            <text:p>-1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15]=&quot;r&quot;;5;IF([.S115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U115]=&quot;r&quot;;5;IF([.U115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15]=&quot;r&quot;;5;IF([.W115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115]=&quot;r&quot;;5;IF([.Y115]=&quot;f&quot;;-1.25;0))" office:value-type="float" office:value="-1.25" calcext:value-type="float">
            <text:p>-1,25</text:p>
          </table:table-cell>
          <table:table-cell table:style-name="ce5" table:formula="of:=12+SUM([.D115:.Z115])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Benjamin</text:p>
          </table:table-cell>
          <table:table-cell table:style-name="ce3"/>
          <table:table-cell table:style-name="ce10" office:value-type="string" calcext:value-type="string">
            <text:p>f</text:p>
          </table:table-cell>
          <table:table-cell table:style-name="ce5" table:formula="of:=IF([.C116]=&quot;r&quot;;3;IF([.C11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16]=&quot;r&quot;;3;IF([.E11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16]=&quot;r&quot;;3;IF([.G116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16]=&quot;r&quot;;3;IF([.I116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K116]=&quot;r&quot;;4;IF([.K116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16]=&quot;r&quot;;4;IF([.M116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O116]=&quot;r&quot;;4;IF([.O116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Q116]=&quot;r&quot;;4;IF([.Q116]=&quot;f&quot;;-1;0))" office:value-type="float" office:value="-1" calcext:value-type="float">
            <text:p>-1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16]=&quot;r&quot;;5;IF([.S116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U116]=&quot;r&quot;;5;IF([.U116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16]=&quot;r&quot;;5;IF([.W116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r</text:p>
          </table:table-cell>
          <table:table-cell table:style-name="ce5" table:formula="of:=IF([.Y116]=&quot;r&quot;;5;IF([.Y116]=&quot;f&quot;;-1.25;0))" office:value-type="float" office:value="5" calcext:value-type="float">
            <text:p>5</text:p>
          </table:table-cell>
          <table:table-cell table:style-name="ce5" table:formula="of:=12+SUM([.D116:.Z116])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Maxwell Craig</text:p>
          </table:table-cell>
          <table:table-cell table:style-name="ce3"/>
          <table:table-cell table:style-name="ce10" office:value-type="string" calcext:value-type="string">
            <text:p>f</text:p>
          </table:table-cell>
          <table:table-cell table:style-name="ce5" table:formula="of:=IF([.C117]=&quot;r&quot;;3;IF([.C11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E117]=&quot;r&quot;;3;IF([.E11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f</text:p>
          </table:table-cell>
          <table:table-cell table:style-name="ce5" table:formula="of:=IF([.G117]=&quot;r&quot;;3;IF([.G117]=&quot;f&quot;;-0.75;0))" office:value-type="float" office:value="-0.75" calcext:value-type="float">
            <text:p>-0,75</text:p>
          </table:table-cell>
          <table:table-cell table:style-name="ce10" office:value-type="string" calcext:value-type="string">
            <text:p>r</text:p>
          </table:table-cell>
          <table:table-cell table:style-name="ce5" table:formula="of:=IF([.I117]=&quot;r&quot;;3;IF([.I117]=&quot;f&quot;;-0.75;0))" office:value-type="float" office:value="3" calcext:value-type="float">
            <text:p>3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K117]=&quot;r&quot;;4;IF([.K117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M117]=&quot;r&quot;;4;IF([.M117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f</text:p>
          </table:table-cell>
          <table:table-cell table:style-name="ce5" table:formula="of:=IF([.O117]=&quot;r&quot;;4;IF([.O117]=&quot;f&quot;;-1;0))" office:value-type="float" office:value="-1" calcext:value-type="float">
            <text:p>-1</text:p>
          </table:table-cell>
          <table:table-cell table:style-name="ce14" office:value-type="string" calcext:value-type="string">
            <text:p>r</text:p>
          </table:table-cell>
          <table:table-cell table:style-name="ce5" table:formula="of:=IF([.Q117]=&quot;r&quot;;4;IF([.Q117]=&quot;f&quot;;-1;0))" office:value-type="float" office:value="4" calcext:value-type="float">
            <text:p>4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S117]=&quot;r&quot;;5;IF([.S117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U117]=&quot;r&quot;;5;IF([.U117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W117]=&quot;r&quot;;5;IF([.W117]=&quot;f&quot;;-1.25;0))" office:value-type="float" office:value="-1.25" calcext:value-type="float">
            <text:p>-1,25</text:p>
          </table:table-cell>
          <table:table-cell table:style-name="ce15" office:value-type="string" calcext:value-type="string">
            <text:p>f</text:p>
          </table:table-cell>
          <table:table-cell table:style-name="ce5" table:formula="of:=IF([.Y117]=&quot;r&quot;;5;IF([.Y117]=&quot;f&quot;;-1.25;0))" office:value-type="float" office:value="-1.25" calcext:value-type="float">
            <text:p>-1,25</text:p>
          </table:table-cell>
          <table:table-cell table:style-name="ce5" table:formula="of:=12+SUM([.D117:.Z117])" office:value-type="float" office:value="8.75" calcext:value-type="float">
            <text:p>8,75</text:p>
          </table:table-cell>
          <table:table-cell table:number-columns-repeated="99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6"/>
        <table:table-column table:style-name="co5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6"/>
        <table:table-column table:style-name="co5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creator>Heike </dc:creator>
    <dc:date>2017-04-02T08:25:30.367656457</dc:date>
    <meta:editing-cycles>53</meta:editing-cycles>
    <meta:editing-duration>PT7M18S</meta:editing-duration>
    <meta:generator>LibreOffice/4.3.3.2$Linux_X86_64 LibreOffice_project/430m0$Build-2</meta:generator>
    <meta:document-statistic meta:table-count="3" meta:cell-count="1698" meta:object-count="0"/>
  </office:meta>
</office:document-meta>
</file>